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055000008605CC3F27A.svm"/>
  <manifest:file-entry manifest:media-type="" manifest:full-path="Pictures/20000007000039E200002A6164EE4CB3.svm"/>
  <manifest:file-entry manifest:media-type="" manifest:full-path="Pictures/2000000700001DFA0000184B947B8E38.svm"/>
  <manifest:file-entry manifest:media-type="" manifest:full-path="Pictures/200000070000476C00002F3C358ADDD7.svm"/>
  <manifest:file-entry manifest:media-type="" manifest:full-path="Pictures/2000000700003D9A0000304570349D8C.svm"/>
  <manifest:file-entry manifest:media-type="" manifest:full-path="Pictures/200000070000401500000983F1892A06.svm"/>
  <manifest:file-entry manifest:media-type="" manifest:full-path="Pictures/200000070000202600000DF5BB8BD564.svm"/>
  <manifest:file-entry manifest:media-type="" manifest:full-path="Pictures/2000000700005982000044A14DF8C632.svm"/>
  <manifest:file-entry manifest:media-type="" manifest:full-path="Pictures/200000070000163A00000E94BA8D1D86.svm"/>
  <manifest:file-entry manifest:media-type="" manifest:full-path="Pictures/20000007000037EB00000FB7B888164B.svm"/>
  <manifest:file-entry manifest:media-type="" manifest:full-path="Pictures/2000000700003D4B00002DB07DDC7914.svm"/>
  <manifest:file-entry manifest:media-type="" manifest:full-path="Pictures/2000000700003D3000002D6080824624.svm"/>
  <manifest:file-entry manifest:media-type="" manifest:full-path="Pictures/200000070000695200002D2BB1AD33A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egoe UI" svg:font-family="'Segoe UI'" style:font-family-generic="swiss"/>
    <style:font-face style:name="Tahoma" svg:font-family="Tahoma"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8000" style:font-name="Consolas" fo:font-size="10pt" style:font-name-asian="Consolas" style:font-size-asian="10pt" style:font-name-complex="Consolas" style:font-size-complex="10pt"/>
    </style:style>
    <style:style style:name="P2" style:family="paragraph" style:parent-style-name="Standard">
      <style:paragraph-properties style:text-autospace="none"/>
      <style:text-properties fo:color="#008000" style:font-name="Consolas" fo:font-size="10pt" fo:font-weight="normal" style:font-name-asian="Consolas" style:font-size-asian="10pt" style:font-weight-asian="normal" style:font-name-complex="Consolas" style:font-size-complex="10pt" style:font-weight-complex="normal"/>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fo:color="#006400" style:font-name="Consolas"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style:text-autospace="none"/>
      <style:text-properties fo:color="#006400" style:font-name="Consolas" fo:font-size="9pt" fo:font-weight="normal" style:font-name-asian="Consolas" style:font-size-asian="9pt" style:font-weight-asian="normal" style:font-name-complex="Consolas" style:font-size-complex="9pt" style:font-weight-complex="normal"/>
    </style:style>
    <style:style style:name="P6" style:family="paragraph" style:parent-style-name="Standard">
      <style:paragraph-properties style:text-autospace="none"/>
      <style:text-properties fo:color="#006400" style:font-name="Consolas" fo:font-size="9pt" fo:font-weight="normal" fo:background-color="#ffff00" style:font-name-asian="Consolas" style:font-size-asian="9pt" style:font-weight-asian="normal" style:font-name-complex="Consolas" style:font-size-complex="9pt" style:font-weight-complex="normal"/>
    </style:style>
    <style:style style:name="P7" style:family="paragraph" style:parent-style-name="Standard">
      <style:paragraph-properties style:text-autospace="none"/>
      <style:text-properties fo:background-color="#ffff00"/>
    </style:style>
    <style:style style:name="P8" style:family="paragraph" style:parent-style-name="Standard">
      <style:paragraph-properties style:text-autospace="none"/>
      <style:text-properties style:font-name="Courier New" fo:font-size="8.5pt" fo:language="de" fo:country="AT" style:font-name-asian="Courier New" style:font-size-asian="8.5pt" style:font-name-complex="Courier New" style:font-size-complex="8.5pt"/>
    </style:style>
    <style:style style:name="P9" style:family="paragraph" style:parent-style-name="Standard">
      <style:paragraph-properties style:text-autospace="none"/>
      <style:text-properties fo:color="#000000" style:font-name="Consolas" fo:font-size="10pt" fo:font-weight="normal" fo:background-color="transparent" style:font-name-asian="Consolas" style:font-size-asian="10pt" style:font-weight-asian="normal" style:font-name-complex="Consolas" style:font-size-complex="10pt" style:font-weight-complex="normal"/>
    </style:style>
    <style:style style:name="P10" style:family="paragraph" style:parent-style-name="Standard">
      <style:text-properties fo:color="#000000" style:font-name="Courier New" fo:font-size="8.5pt" fo:language="de" fo:country="AT" fo:font-weight="normal" style:font-name-asian="Courier New" style:font-size-asian="8.5pt" style:font-weight-asian="normal" style:font-name-complex="Courier New" style:font-size-complex="8.5pt" style:font-weight-complex="normal"/>
    </style:style>
    <style:style style:name="P11" style:family="paragraph" style:parent-style-name="Standard">
      <style:text-properties fo:color="#000000" style:font-name="Times New Roman" fo:font-size="9pt" fo:font-weight="normal" style:font-name-asian="Consolas" style:font-size-asian="9pt" style:font-weight-asian="normal" style:font-name-complex="Consolas" style:font-size-complex="9pt" style:font-weight-complex="normal"/>
    </style:style>
    <style:style style:name="P12"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3" style:family="paragraph" style:parent-style-name="Standard">
      <style:text-properties fo:font-size="9pt" style:font-size-asian="9pt" style:font-size-complex="9pt"/>
    </style:style>
    <style:style style:name="P14" style:family="paragraph" style:parent-style-name="Standard">
      <style:paragraph-properties style:text-autospace="none"/>
      <style:text-properties fo:font-size="9pt" style:font-size-asian="9pt" style:font-size-complex="9pt"/>
    </style:style>
    <style:style style:name="P15" style:family="paragraph" style:parent-style-name="Standard">
      <style:paragraph-properties style:text-autospace="none"/>
      <style:text-properties fo:font-size="9pt" fo:background-color="#ffff00" style:font-size-asian="9pt" style:font-size-complex="9pt"/>
    </style:style>
    <style:style style:name="P16" style:family="paragraph" style:parent-style-name="Text_20_body">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7" style:family="paragraph" style:parent-style-name="Text_20_body">
      <style:paragraph-properties fo:text-align="justify" style:justify-single-word="fals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8" style:family="paragraph" style:parent-style-name="Text_20_body">
      <style:text-properties fo:color="#000000" style:font-name="Courier New" fo:font-size="8.5pt" fo:language="de" fo:country="AT" fo:font-weight="normal" style:font-name-asian="Courier New" style:font-size-asian="8.5pt" style:font-weight-asian="normal" style:font-name-complex="Courier New" style:font-size-complex="8.5pt" style:font-weight-complex="normal"/>
    </style:style>
    <style:style style:name="P19" style:family="paragraph" style:parent-style-name="Text_20_body">
      <style:paragraph-properties style:text-autospace="none"/>
      <style:text-properties fo:background-color="#ffff00"/>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ize="20pt" style:text-underline-style="none" style:font-size-asian="20pt" style:font-size-complex="20pt"/>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ext_20_body">
      <style:paragraph-properties style:text-autospace="none"/>
      <style:text-properties fo:color="#006400" style:font-name="Consolas" fo:font-size="10pt" fo:font-weight="normal" style:font-name-asian="Consolas" style:font-size-asian="10pt" style:font-weight-asian="normal" style:font-name-complex="Consolas" style:font-size-complex="10pt" style:font-weight-complex="normal"/>
    </style:style>
    <style:style style:name="P25" style:family="paragraph" style:parent-style-name="Heading">
      <style:paragraph-properties fo:text-align="center" style:justify-single-word="false"/>
      <style:text-properties fo:font-size="20pt" style:text-underline-style="none" style:font-size-asian="20pt" style:font-size-complex="20pt"/>
    </style:style>
    <style:style style:name="P26" style:family="paragraph" style:parent-style-name="Heading">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Standard">
      <style:paragraph-properties style:text-autospace="none"/>
    </style:style>
    <style:style style:name="P30" style:family="paragraph" style:parent-style-name="Standard">
      <style:paragraph-properties style:text-autospace="none"/>
      <style:text-properties fo:color="#006400" style:font-name="Consolas" fo:font-size="10pt" fo:font-weight="normal" style:font-name-asian="Consolas" style:font-size-asian="10pt" style:font-weight-asian="normal" style:font-name-complex="Consolas" style:font-size-complex="10pt" style:font-weight-complex="normal"/>
    </style:style>
    <style:style style:name="P31" style:family="paragraph" style:parent-style-name="Text_20_body">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Heading_20_2">
      <style:paragraph-properties fo:margin-top="0.423cm" fo:margin-bottom="0.212cm" fo:keep-with-next="always"/>
      <style:text-properties fo:color="#000000" style:font-name="Arial" fo:font-size="14pt" fo:font-weight="bold" style:font-name-asian="MS Mincho" style:font-size-asian="14pt" style:font-weight-asian="bold" style:font-name-complex="Tahoma1" style:font-size-complex="14pt" style:font-weight-complex="bold"/>
    </style:style>
    <style:style style:name="T1" style:family="text">
      <style:text-properties fo:font-weight="bold" style:font-weight-asian="bold" style:font-weight-complex="bold"/>
    </style:style>
    <style:style style:name="T2" style:family="text">
      <style:text-properties fo:color="#008000" style:font-name="Consolas" fo:font-size="10pt" fo:font-weight="bold" style:font-name-asian="Consolas" style:font-size-asian="10pt" style:font-weight-asian="bold" style:font-name-complex="Consolas" style:font-size-complex="10pt" style:font-weight-complex="bold"/>
    </style:style>
    <style:style style:name="T3" style:family="text">
      <style:text-properties fo:color="#008000" style:font-name="Consolas" fo:font-size="10pt" fo:font-weight="normal" style:font-name-asian="Consolas" style:font-size-asian="10pt" style:font-weight-asian="normal" style:font-name-complex="Consolas" style:font-size-complex="10pt" style:font-weight-complex="normal"/>
    </style:style>
    <style:style style:name="T4" style:family="text">
      <style:text-properties fo:color="#008000" style:font-name="Consolas" fo:font-size="10pt" style:font-name-asian="Consolas" style:font-size-asian="10pt" style:font-name-complex="Consolas" style:font-size-complex="10pt"/>
    </style:style>
    <style:style style:name="T5" style:family="text">
      <style:text-properties fo:color="#008000" fo:font-weight="bold" style:font-weight-asian="bold" style:font-weight-complex="bold"/>
    </style:style>
    <style:style style:name="T6" style:family="text">
      <style:text-properties fo:color="#000000"/>
    </style:style>
    <style:style style:name="T7"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8" style:family="text">
      <style:text-properties fo:color="#000000" style:font-name="Consolas" fo:font-size="10pt" fo:font-weight="normal" fo:background-color="#ffff00" style:font-name-asian="Consolas" style:font-size-asian="10pt" style:font-weight-asian="normal" style:font-name-complex="Consolas" style:font-size-complex="10pt" style:font-weight-complex="normal"/>
    </style:style>
    <style:style style:name="T9" style:family="text">
      <style:text-properties fo:color="#000000" style:font-name="Consolas" fo:font-size="10pt" fo:font-weight="normal" fo:background-color="transparent" style:font-name-asian="Consolas" style:font-size-asian="10pt" style:font-weight-asian="normal" style:font-name-complex="Consolas" style:font-size-complex="10pt" style:font-weight-complex="normal"/>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weight="bold" fo:background-color="#ffff00" style:font-name-asian="Consolas" style:font-size-asian="10pt" style:font-weight-asian="bold" style:font-name-complex="Consolas" style:font-size-complex="10pt" style:font-weight-complex="bold"/>
    </style:style>
    <style:style style:name="T12" style:family="text">
      <style:text-properties fo:color="#000000" style:font-name="Consolas" fo:font-weight="bold" style:font-name-asian="Consolas" style:font-weight-asian="bold" style:font-name-complex="Consolas" style:font-weight-complex="bold"/>
    </style:style>
    <style:style style:name="T13" style:family="text">
      <style:text-properties fo:color="#000000" style:font-name="Consolas" fo:font-weight="normal" style:font-name-asian="Consolas" style:font-weight-asian="normal" style:font-name-complex="Consolas" style:font-weight-complex="normal"/>
    </style:style>
    <style:style style:name="T14" style:family="text">
      <style:text-properties fo:color="#000000" style:font-name="Consolas" fo:font-weight="normal" fo:background-color="#ffff00" style:font-name-asian="Consolas" style:font-weight-asian="normal" style:font-name-complex="Consolas" style:font-weight-complex="normal"/>
    </style:style>
    <style:style style:name="T15" style:family="text">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T16" style:family="text">
      <style:text-properties fo:color="#000000"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7" style:family="text">
      <style:text-properties fo:color="#006400" style:font-name="Consolas"/>
    </style:style>
    <style:style style:name="T18" style:family="text">
      <style:text-properties fo:color="#006400" style:font-name="Consolas" fo:font-size="10pt" fo:font-weight="normal" style:font-name-asian="Consolas" style:font-size-asian="10pt" style:font-weight-asian="normal" style:font-name-complex="Consolas" style:font-size-complex="10pt" style:font-weight-complex="normal"/>
    </style:style>
    <style:style style:name="T19" style:family="text">
      <style:text-properties fo:color="#006400" style:font-name="Consolas" fo:font-size="10pt" fo:font-weight="normal" fo:background-color="#ffff00" style:font-name-asian="Consolas" style:font-size-asian="10pt" style:font-weight-asian="normal" style:font-name-complex="Consolas" style:font-size-complex="10pt" style:font-weight-complex="normal"/>
    </style:style>
    <style:style style:name="T20" style:family="text">
      <style:text-properties fo:color="#006400" style:font-name="Consolas" fo:font-size="10pt" fo:font-weight="normal" fo:background-color="transparent" style:font-name-asian="Consolas" style:font-size-asian="10pt" style:font-weight-asian="normal" style:font-name-complex="Consolas" style:font-size-complex="10pt" style:font-weight-complex="normal"/>
    </style:style>
    <style:style style:name="T21" style:family="text">
      <style:text-properties fo:color="#006400" style:font-name="Consolas" fo:font-weight="normal" style:font-name-asian="Consolas" style:font-weight-asian="normal" style:font-name-complex="Consolas" style:font-weight-complex="normal"/>
    </style:style>
    <style:style style:name="T22" style:family="text">
      <style:text-properties fo:color="#006400" style:font-name="Consolas" fo:font-weight="normal" fo:background-color="#ffff00" style:font-name-asian="Consolas" style:font-weight-asian="normal" style:font-name-complex="Consolas" style:font-weight-complex="normal"/>
    </style:style>
    <style:style style:name="T23" style:family="text">
      <style:text-properties fo:color="#808080" style:font-name="Consolas" fo:font-size="10pt" fo:font-weight="normal" style:font-name-asian="Consolas" style:font-size-asian="10pt" style:font-weight-asian="normal" style:font-name-complex="Consolas" style:font-size-complex="10pt" style:font-weight-complex="normal"/>
    </style:style>
    <style:style style:name="T24" style:family="text">
      <style:text-properties fo:color="#808080" style:font-name="Consolas" fo:font-size="10pt" fo:font-weight="bold" style:font-name-asian="Consolas" style:font-size-asian="10pt" style:font-weight-asian="bold" style:font-name-complex="Consolas" style:font-size-complex="10pt" style:font-weight-complex="bold"/>
    </style:style>
    <style:style style:name="T25" style:family="text">
      <style:text-properties fo:color="#0000ff" style:font-name="Consolas" fo:font-size="10pt" fo:font-weight="bold" style:font-name-asian="Consolas" style:font-size-asian="10pt" style:font-weight-asian="bold" style:font-name-complex="Consolas" style:font-size-complex="10pt" style:font-weight-complex="bold"/>
    </style:style>
    <style:style style:name="T26" style:family="text">
      <style:text-properties fo:color="#0000ff" style:font-name="Consolas" fo:font-size="10pt" fo:font-weight="bold" fo:background-color="transparent" style:font-name-asian="Consolas" style:font-size-asian="10pt" style:font-weight-asian="bold" style:font-name-complex="Consolas" style:font-size-complex="10pt" style:font-weight-complex="bold"/>
    </style:style>
    <style:style style:name="T27" style:family="text">
      <style:text-properties fo:color="#0000ff" style:font-name="Consolas" fo:font-size="10pt" fo:font-weight="bold" fo:background-color="#ffff00" style:font-name-asian="Consolas" style:font-size-asian="10pt" style:font-weight-asian="bold" style:font-name-complex="Consolas" style:font-size-complex="10pt" style:font-weight-complex="bold"/>
    </style:style>
    <style:style style:name="T28" style:family="text">
      <style:text-properties fo:color="#0000ff" style:font-name="Consolas" fo:font-size="10pt" fo:font-weight="normal" style:font-name-asian="Consolas" style:font-size-asian="10pt" style:font-weight-asian="normal" style:font-name-complex="Consolas" style:font-size-complex="10pt" style:font-weight-complex="normal"/>
    </style:style>
    <style:style style:name="T29" style:family="text">
      <style:text-properties fo:color="#0000ff" style:font-name="Consolas" fo:font-size="10pt" fo:font-weight="normal" fo:background-color="#ffff00" style:font-name-asian="Consolas" style:font-size-asian="10pt" style:font-weight-asian="normal" style:font-name-complex="Consolas" style:font-size-complex="10pt" style:font-weight-complex="normal"/>
    </style:style>
    <style:style style:name="T30" style:family="text">
      <style:text-properties fo:color="#0000ff" style:font-name="Consolas" fo:font-size="10pt" fo:font-weight="normal" fo:background-color="transparent" style:font-name-asian="Consolas" style:font-size-asian="10pt" style:font-weight-asian="normal" style:font-name-complex="Consolas" style:font-size-complex="10pt" style:font-weight-complex="normal"/>
    </style:style>
    <style:style style:name="T31" style:family="text">
      <style:text-properties fo:color="#0000ff" style:font-name="Consolas" fo:font-weight="bold" style:font-weight-asian="bold" style:font-weight-complex="bold"/>
    </style:style>
    <style:style style:name="T32" style:family="text">
      <style:text-properties fo:color="#0000ff" style:font-name="Consolas" fo:font-weight="bold" style:font-name-asian="Consolas" style:font-weight-asian="bold" style:font-name-complex="Consolas" style:font-weight-complex="bold"/>
    </style:style>
    <style:style style:name="T33" style:family="text">
      <style:text-properties fo:color="#0000ff" style:font-name="Consolas" fo:font-weight="bold" fo:background-color="#ffff00" style:font-name-asian="Consolas" style:font-weight-asian="bold" style:font-name-complex="Consolas" style:font-weight-complex="bold"/>
    </style:style>
    <style:style style:name="T34" style:family="text">
      <style:text-properties fo:color="#0000ff" style:font-name="Consolas" fo:font-weight="normal" style:font-name-asian="Consolas" style:font-weight-asian="normal" style:font-name-complex="Consolas" style:font-weight-complex="normal"/>
    </style:style>
    <style:style style:name="T35" style:family="text">
      <style:text-properties fo:color="#0000ff" style:font-name="Consolas" fo:font-weight="normal" fo:background-color="#ffff00" style:font-name-asian="Consolas" style:font-weight-asian="normal" style:font-name-complex="Consolas" style:font-weight-complex="normal"/>
    </style:style>
    <style:style style:name="T36" style:family="text">
      <style:text-properties fo:color="#000080" style:font-name="Consolas" fo:font-size="10pt" fo:font-weight="normal" style:font-name-asian="Consolas" style:font-size-asian="10pt" style:font-weight-asian="normal" style:font-name-complex="Consolas" style:font-size-complex="10pt" style:font-weight-complex="normal"/>
    </style:style>
    <style:style style:name="T37" style:family="text">
      <style:text-properties fo:color="#000080" style:font-name="Consolas" fo:font-weight="normal" style:font-name-asian="Consolas" style:font-weight-asian="normal" style:font-name-complex="Consolas" style:font-weight-complex="normal"/>
    </style:style>
    <style:style style:name="T38" style:family="text">
      <style:text-properties fo:color="#000080"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39" style:family="text">
      <style:text-properties fo:color="#ff0000" style:font-name="Consolas"/>
    </style:style>
    <style:style style:name="T40" style:family="text">
      <style:text-properties fo:color="#ff0000" style:font-name="Consolas" fo:font-size="10pt" fo:font-weight="normal" style:font-name-asian="Consolas" style:font-size-asian="10pt" style:font-weight-asian="normal" style:font-name-complex="Consolas" style:font-size-complex="10pt" style:font-weight-complex="normal"/>
    </style:style>
    <style:style style:name="T41" style:family="text">
      <style:text-properties fo:color="#ff0000" style:font-name="Consolas" fo:font-size="10pt" fo:font-weight="normal" fo:background-color="#ffff00" style:font-name-asian="Consolas" style:font-size-asian="10pt" style:font-weight-asian="normal" style:font-name-complex="Consolas" style:font-size-complex="10pt" style:font-weight-complex="normal"/>
    </style:style>
    <style:style style:name="T42" style:family="text">
      <style:text-properties fo:color="#ff0000" style:font-name="Consolas" fo:font-size="10pt" fo:font-weight="bold" style:font-name-asian="Consolas" style:font-size-asian="10pt" style:font-weight-asian="bold" style:font-name-complex="Consolas" style:font-size-complex="10pt" style:font-weight-complex="bold"/>
    </style:style>
    <style:style style:name="T43" style:family="text">
      <style:text-properties fo:color="#ff0000" style:font-name="Consolas" fo:font-size="10pt" fo:font-weight="bold" fo:background-color="#ffff00" style:font-name-asian="Consolas" style:font-size-asian="10pt" style:font-weight-asian="bold" style:font-name-complex="Consolas" style:font-size-complex="10pt" style:font-weight-complex="bold"/>
    </style:style>
    <style:style style:name="T44" style:family="text">
      <style:text-properties fo:color="#ff0000" style:font-name="Consolas" fo:font-size="10pt" style:font-name-asian="Consolas" style:font-size-asian="10pt" style:font-name-complex="Consolas" style:font-size-complex="10pt"/>
    </style:style>
    <style:style style:name="T45" style:family="text">
      <style:text-properties fo:color="#ff0000" style:font-name="Consolas" fo:font-weight="normal" style:font-name-asian="Consolas" style:font-weight-asian="normal" style:font-name-complex="Consolas" style:font-weight-complex="normal"/>
    </style:style>
    <style:style style:name="T46" style:family="text">
      <style:text-properties fo:color="#ff0000" style:font-name="Consolas" fo:font-weight="bold" style:font-name-asian="Consolas" style:font-weight-asian="bold" style:font-name-complex="Consolas" style:font-weight-complex="bold"/>
    </style:style>
    <style:style style:name="T47" style:family="text">
      <style:text-properties fo:color="#191970" style:font-name="Consolas" fo:font-size="10pt" fo:font-weight="bold" style:font-name-asian="Consolas" style:font-size-asian="10pt" style:font-weight-asian="bold" style:font-name-complex="Consolas" style:font-size-complex="10pt" style:font-weight-complex="bold"/>
    </style:style>
    <style:style style:name="T48" style:family="text">
      <style:text-properties fo:color="#191970" style:font-name="Consolas" fo:font-size="10pt" fo:font-weight="bold" fo:background-color="#ffff00" style:font-name-asian="Consolas" style:font-size-asian="10pt" style:font-weight-asian="bold" style:font-name-complex="Consolas" style:font-size-complex="10pt" style:font-weight-complex="bold"/>
    </style:style>
    <style:style style:name="T49" style:family="text">
      <style:text-properties fo:color="#191970" style:font-name="Consolas" fo:font-size="10pt" fo:font-weight="bold" fo:background-color="transparent" style:font-name-asian="Consolas" style:font-size-asian="10pt" style:font-weight-asian="bold" style:font-name-complex="Consolas" style:font-size-complex="10pt" style:font-weight-complex="bold"/>
    </style:style>
    <style:style style:name="T50" style:family="text">
      <style:text-properties fo:color="#191970" style:font-name="Consolas" fo:font-weight="bold" style:font-weight-asian="bold" style:font-weight-complex="bold"/>
    </style:style>
    <style:style style:name="T51" style:family="text">
      <style:text-properties fo:color="#191970" style:font-name="Consolas" fo:font-weight="bold" style:font-name-asian="Consolas" style:font-weight-asian="bold" style:font-name-complex="Consolas" style:font-weight-complex="bold"/>
    </style:style>
    <style:style style:name="T52" style:family="text">
      <style:text-properties fo:color="#191970" style:font-name="Consolas" fo:font-weight="bold" fo:background-color="#ffff00" style:font-name-asian="Consolas" style:font-weight-asian="bold" style:font-name-complex="Consolas" style:font-weight-complex="bold"/>
    </style:style>
    <style:style style:name="T53" style:family="text">
      <style:text-properties fo:color="#008b8b" style:font-name="Consolas" fo:font-size="10pt" fo:font-weight="bold" style:font-name-asian="Consolas" style:font-size-asian="10pt" style:font-weight-asian="bold" style:font-name-complex="Consolas" style:font-size-complex="10pt" style:font-weight-complex="bold"/>
    </style:style>
    <style:style style:name="T54" style:family="text">
      <style:text-properties fo:color="#008b8b" style:font-name="Consolas" fo:font-size="10pt" fo:font-weight="bold" fo:background-color="#ffff00" style:font-name-asian="Consolas" style:font-size-asian="10pt" style:font-weight-asian="bold" style:font-name-complex="Consolas" style:font-size-complex="10pt" style:font-weight-complex="bold"/>
    </style:style>
    <style:style style:name="T55" style:family="text">
      <style:text-properties fo:color="#008b8b" style:font-name="Consolas" fo:font-size="10pt" fo:font-weight="bold" fo:background-color="transparent" style:font-name-asian="Consolas" style:font-size-asian="10pt" style:font-weight-asian="bold" style:font-name-complex="Consolas" style:font-size-complex="10pt" style:font-weight-complex="bold"/>
    </style:style>
    <style:style style:name="T56" style:family="text">
      <style:text-properties fo:color="#008b8b" style:font-name="Consolas" fo:font-weight="bold" style:font-name-asian="Consolas" style:font-weight-asian="bold" style:font-name-complex="Consolas" style:font-weight-complex="bold"/>
    </style:style>
    <style:style style:name="T57" style:family="text">
      <style:text-properties fo:color="#008b8b" style:font-name="Consolas" fo:font-weight="bold" fo:background-color="#ffff00" style:font-name-asian="Consolas" style:font-weight-asian="bold" style:font-name-complex="Consolas" style:font-weight-complex="bold"/>
    </style:style>
    <style:style style:name="T58" style:family="text">
      <style:text-properties fo:color="#00008b" style:font-name="Consolas" fo:font-size="10pt" fo:font-weight="normal" style:font-name-asian="Consolas" style:font-size-asian="10pt" style:font-weight-asian="normal" style:font-name-complex="Consolas" style:font-size-complex="10pt" style:font-weight-complex="normal"/>
    </style:style>
    <style:style style:name="T59" style:family="text">
      <style:text-properties fo:color="#00008b" style:font-name="Consolas" fo:font-size="10pt" fo:font-weight="normal" fo:background-color="#ffff00" style:font-name-asian="Consolas" style:font-size-asian="10pt" style:font-weight-asian="normal" style:font-name-complex="Consolas" style:font-size-complex="10pt" style:font-weight-complex="normal"/>
    </style:style>
    <style:style style:name="T60" style:family="text">
      <style:text-properties fo:color="#00008b" style:font-name="Consolas" fo:font-size="10pt" fo:font-weight="normal" fo:background-color="transparent" style:font-name-asian="Consolas" style:font-size-asian="10pt" style:font-weight-asian="normal" style:font-name-complex="Consolas" style:font-size-complex="10pt" style:font-weight-complex="normal"/>
    </style:style>
    <style:style style:name="T61" style:family="text">
      <style:text-properties fo:color="#00008b" style:font-name="Consolas" fo:font-weight="normal" style:font-name-asian="Consolas" style:font-weight-asian="normal" style:font-name-complex="Consolas" style:font-weight-complex="normal"/>
    </style:style>
    <style:style style:name="T62" style:family="text">
      <style:text-properties fo:color="#00008b" style:font-name="Consolas" fo:font-weight="normal" fo:background-color="#ffff00" style:font-name-asian="Consolas" style:font-weight-asian="normal" style:font-name-complex="Consolas" style:font-weight-complex="normal"/>
    </style:style>
    <style:style style:name="T63" style:family="text">
      <style:text-properties fo:color="#008080" style:font-name="Consolas" fo:font-size="10pt" fo:font-weight="bold" style:font-name-asian="Consolas" style:font-size-asian="10pt" style:font-weight-asian="bold" style:font-name-complex="Consolas" style:font-size-complex="10pt" style:font-weight-complex="bold"/>
    </style:style>
    <style:style style:name="T64" style:family="text">
      <style:text-properties fo:color="#008080" style:font-name="Consolas" fo:font-size="10pt" fo:font-weight="bold" fo:background-color="#ffff00" style:font-name-asian="Consolas" style:font-size-asian="10pt" style:font-weight-asian="bold" style:font-name-complex="Consolas" style:font-size-complex="10pt" style:font-weight-complex="bold"/>
    </style:style>
    <style:style style:name="T65" style:family="text">
      <style:text-properties fo:color="#008080" style:font-name="Consolas" fo:font-weight="bold" style:font-name-asian="Consolas" style:font-weight-asian="bold" style:font-name-complex="Consolas" style:font-weight-complex="bold"/>
    </style:style>
    <style:style style:name="T66" style:family="text">
      <style:text-properties fo:color="#a52a2a" style:font-name="Consolas"/>
    </style:style>
    <style:style style:name="T67" style:family="text">
      <style:text-properties fo:color="#a52a2a" style:font-name="Consolas" fo:font-size="10pt" fo:font-weight="normal" style:font-name-asian="Consolas" style:font-size-asian="10pt" style:font-weight-asian="normal" style:font-name-complex="Consolas" style:font-size-complex="10pt" style:font-weight-complex="normal"/>
    </style:style>
    <style:style style:name="T68" style:family="text">
      <style:text-properties fo:color="#a52a2a" style:font-name="Consolas" fo:font-size="10pt" fo:font-weight="normal" fo:background-color="#ffff00" style:font-name-asian="Consolas" style:font-size-asian="10pt" style:font-weight-asian="normal" style:font-name-complex="Consolas" style:font-size-complex="10pt" style:font-weight-complex="normal"/>
    </style:style>
    <style:style style:name="T69" style:family="text">
      <style:text-properties fo:color="#a52a2a" style:font-name="Consolas" fo:font-weight="normal" style:font-name-asian="Consolas" style:font-weight-asian="normal" style:font-name-complex="Consolas" style:font-weight-complex="normal"/>
    </style:style>
    <style:style style:name="T70" style:family="text">
      <style:text-properties fo:background-color="#ffff00"/>
    </style:style>
    <style:style style:name="T71" style:family="text">
      <style:text-properties fo:font-size="10.5pt" style:font-size-asian="10.5pt" style:font-size-complex="10.5pt"/>
    </style:style>
    <style:style style:name="T72" style:family="text">
      <style:text-properties fo:font-style="italic"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5"><text:span text:style-name="T1">SiRO Simulation Tutorial</text:span><text:line-break/><text:span text:style-name="T71">First steps in designing discrete event models in SiRO</text:span></text:p>
      <text:p text:style-name="Horizontal_20_Line"/>
      <text:p text:style-name="P21"/>
      <text:p text:style-name="Text_20_body"/>
      <text:p text:style-name="Text_20_body"/>
      <text:p text:style-name="Text_20_body"/>
      <text:p text:style-name="Text_20_body"/>
      <text:p text:style-name="Text_20_body"/>
      <text:p text:style-name="Text_20_body"/>
      <text:p text:style-name="Text_20_body"/>
      <text:p text:style-name="P23">Based on SiRO 2.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2009 Matthias Gruber, PROFACTOR GmbH</text:p>
      <text:p text:style-name="Text_20_body"/>
      <text:h text:style-name="Heading_20_1" text:outline-level="1"><text:soft-page-break/></text:h>
      <text:p text:style-name="Text_20_body"/>
      <text:p text:style-name="Text_20_body"/>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Prerequisites<text:tab/>3</text:p>
          <text:p text:style-name="P28">Introduction<text:tab/>3</text:p>
          <text:p text:style-name="P28">Tutorial Model 1<text:tab/>8</text:p>
          <text:p text:style-name="P27">Step 1 of 4 – The Source<text:tab/>10</text:p>
          <text:p text:style-name="P27">Step 2 of 4 – The Queue<text:tab/>16</text:p>
          <text:p text:style-name="P27">Step 3 of 4 – The Server<text:tab/>16</text:p>
          <text:p text:style-name="P27">Step 4 of 4 – The Sink<text:tab/>18</text:p>
        </text:index-body>
      </text:table-of-content>
      <text:h text:style-name="Heading_20_1" text:outline-level="1"/>
      <text:h text:style-name="P32" text:outline-level="1">Prerequisites</text:h>
      <text:p text:style-name="Text_20_body">The reader is expected to have a basic knowledge of <text:a xlink:type="simple" xlink:href="http://www.mhhe.com/engcs/industrial/lawkelton/"><text:span text:style-name="T38">stochastic processes</text:span></text:a><text:span text:style-name="T1">, </text:span><text:a xlink:type="simple" xlink:href="http://www.pearson.ch/HigherEducation/IndustrialEngineering/OperationsResearch/1471/9780131293427/Discrete-Event-System-Sim.aspx"><text:span text:style-name="T1">discrete event simulation</text:span></text:a><text:span text:style-name="T1"> </text:span>and object orientated programming in <text:a xlink:type="simple" xlink:href="http://openbook.galileocomputing.de/csharp/"><text:span text:style-name="T1">C#</text:span></text:a>. Due to the tutorial being based on the <text:a xlink:type="simple" xlink:href="http://www.microsoft.com/downloads/details.aspx?familyid=D0E5DEA7-AC26-4AD7-B68C-FE5076BBA986&amp;displaylang=de"><text:span text:style-name="T1">.NET Framework 3.5</text:span></text:a>, it is further recommended for the reader to be able to make use of <text:a xlink:type="simple" xlink:href="http://msdn.microsoft.com/en-us/library/ms379564(VS.80).aspx"><text:span text:style-name="T1">generics</text:span></text:a>. </text:p>
      <text:p text:style-name="P20">To implement the demo models, besides a development environment like <text:a xlink:type="simple" xlink:href="http://www.icsharpcode.com/OpenSource/SD/Default.aspx">SharpDevelop</text:a> or <text:a xlink:type="simple" xlink:href="http://www.microsoft.com/germany/Express/">VisualStudio</text:a>, you must have the files profactor.siro.dll and profactor.maths.dll set up as library reference in your project.</text:p>
      <text:p text:style-name="P20">The complete tutorial model project is downloadable at <office:annotation><dc:creator>Matthias Gruber</dc:creator><dc:date>2009-06-27T00:00:00.48</dc:date><text:p>Link!</text:p></office:annotation>...</text:p>
      <text:h text:style-name="Heading_20_1" text:outline-level="1">Introduction</text:h>
      <text:p text:style-name="Text_20_body">For all SiRO tutorial projects, create a new Windows Project.</text:p>
      <text:p text:style-name="Text_20_body"><draw:frame draw:style-name="fr1" draw:name="Grafik1" text:anchor-type="paragraph" svg:width="13.522cm" svg:height="10.481cm" draw:z-index="0"><draw:image xlink:href="Pictures/2000000700003D9A0000304570349D8C.svm" xlink:type="simple" xlink:show="embed" xlink:actuate="onLoad"/></draw:frame></text:p>
      <text:p text:style-name="Text_20_body"/>
      <text:p text:style-name="Text_20_body">Add the SiRO Libraries to the projects references. </text:p>
      <text:p text:style-name="Text_20_body"/>
      <text:p text:style-name="Text_20_body"><draw:frame draw:style-name="fr2" draw:name="Grafik3" text:anchor-type="paragraph" svg:x="4.662cm" svg:y="0.148cm" svg:width="7.675cm" svg:height="6.219cm" draw:z-index="2"><draw:image xlink:href="Pictures/2000000700001DFA0000184B947B8E38.svm" xlink:type="simple" xlink:show="embed" xlink:actuate="onLoad"/></draw:frame><draw:frame draw:style-name="fr1" draw:name="Grafik7" text:anchor-type="paragraph" svg:width="4.18cm" svg:height="2.143cm" draw:z-index="11"><draw:image xlink:href="Pictures/2000000700001055000008605CC3F27A.svm" xlink:type="simple" xlink:show="embed" xlink:actuate="onLoad"/></draw:frame></text:p>
      <text:p text:style-name="Text_20_body"><draw:frame draw:style-name="fr1" draw:name="Grafik4" text:anchor-type="paragraph" svg:width="14.092cm" svg:height="9.901cm" draw:z-index="3"><draw:image xlink:href="Pictures/2000000700003D4B00002DB07DDC7914.svm" xlink:type="simple" xlink:show="embed" xlink:actuate="onLoad"/></draw:frame><text:soft-page-break/></text:p>
      <text:p text:style-name="Text_20_body"><draw:frame draw:style-name="fr1" draw:name="Grafik5" text:anchor-type="paragraph" svg:width="14.236cm" svg:height="10.255cm" draw:z-index="4"><draw:image xlink:href="Pictures/2000000700003D3000002D6080824624.svm" xlink:type="simple" xlink:show="embed" xlink:actuate="onLoad"/></draw:frame></text:p>
      <text:p text:style-name="Text_20_body"/>
      <text:p text:style-name="Text_20_body">Open the <text:span text:style-name="T72">MainForm</text:span> design view. </text:p>
      <text:p text:style-name="Text_20_body"/>
      <text:p text:style-name="Text_20_body"><draw:frame draw:style-name="fr1" draw:name="Grafik2" text:anchor-type="paragraph" svg:width="16.067cm" svg:height="10.499cm" draw:z-index="1"><draw:image xlink:href="Pictures/200000070000476C00002F3C358ADDD7.svm" xlink:type="simple" xlink:show="embed" xlink:actuate="onLoad"/></draw:frame></text:p>
      <text:p text:style-name="Text_20_body"><text:soft-page-break/></text:p>
      <text:p text:style-name="Text_20_body">Then place a <text:span text:style-name="T72">RichTextBox</text:span> and a <text:span text:style-name="T72">Button</text:span> on the empty form. </text:p>
      <text:p text:style-name="Text_20_body"><draw:frame draw:style-name="fr3" draw:name="Grafik6" text:anchor-type="paragraph" svg:width="15.194cm" svg:height="11.425cm" draw:z-index="5"><draw:image xlink:href="Pictures/2000000700005982000044A14DF8C632.svm" xlink:type="simple" xlink:show="embed" xlink:actuate="onLoad"/></draw:frame></text:p>
      <text:p text:style-name="Text_20_body"/>
      <text:p text:style-name="P20">You will need this, to be able to start your simulation and see the log output. We may add further controls for input and visualization later on. </text:p>
      <text:p text:style-name="P20"><text:soft-page-break/>Double click the button to jump to the code view and create a function which will handle the button's click event:</text:p>
      <text:p text:style-name="Text_20_body"/>
      <text:p text:style-name="P1">/*</text:p>
      <text:p text:style-name="P1"><text:s/>* Author: Matthias Gruber, PROFACTOR GmbH, Austria</text:p>
      <text:p text:style-name="P1"><text:s/>* Created 21.06.2009 14:53</text:p>
      <text:p text:style-name="P1"><text:s/>*/</text:p>
      <text:p text:style-name="P1"/>
      <text:p text:style-name="P3"><text:span text:style-name="T2">using </text:span><text:span text:style-name="T7">System</text:span><text:span text:style-name="T18">;</text:span></text:p>
      <text:p text:style-name="P3"><text:span text:style-name="T2">using </text:span><text:span text:style-name="T7">System</text:span><text:span text:style-name="T18">.</text:span><text:span text:style-name="T7">Drawing</text:span><text:span text:style-name="T18">;</text:span></text:p>
      <text:p text:style-name="P3"><text:span text:style-name="T2">using </text:span><text:span text:style-name="T7">System</text:span><text:span text:style-name="T18">.</text:span><text:span text:style-name="T7">Windows</text:span><text:span text:style-name="T18">.</text:span><text:span text:style-name="T7">Forms</text:span><text:span text:style-name="T18">;</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MainForm.</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36">partial </text:span><text:span text:style-name="T40">class </text:span><text:span text:style-name="T7">MainForm : Form</text:span></text:p>
      <text:p text:style-name="P3"><text:span text:style-name="T7"><text:tab/></text:span><text:span text:style-name="T18">{</text:span></text:p>
      <text:p text:style-name="P4"><text:tab/><text:tab/></text:p>
      <text:p text:style-name="P3"><text:span text:style-name="T18"><text:tab/><text:tab/></text:span><text:span text:style-name="T25">public </text:span><text:span text:style-name="T47">MainForm</text:span><text:span text:style-name="T18">()</text:span></text:p>
      <text:p text:style-name="P4"><text:tab/><text:tab/>{</text:p>
      <text:p text:style-name="P3"><text:span text:style-name="T18"><text:tab/><text:tab/><text:tab/></text:span><text:span text:style-name="T3">// The InitializeComponent() call is required for Windows Forms....</text:span></text:p>
      <text:p text:style-name="P3"><text:span text:style-name="T3"><text:tab/><text:tab/><text:tab/></text:span><text:span text:style-name="T47">InitializeComponent</text:span><text:span text:style-name="T18">();</text:span></text:p>
      <text:p text:style-name="P4"><text:tab/><text:tab/><text:tab/></text:p>
      <text:p text:style-name="P3"><text:span text:style-name="T18"><text:tab/><text:tab/><text:tab/></text:span><text:span text:style-name="T3">//</text:span></text:p>
      <text:p text:style-name="P3"><text:span text:style-name="T4"><text:tab/><text:tab/><text:tab/>// </text:span><text:span text:style-name="T42">TODO</text:span><text:span text:style-name="T3">: Add constructor code after the InitializeComponent() call.</text:span></text:p>
      <text:p text:style-name="P2"><text:tab/><text:tab/><text:tab/>//</text:p>
      <text:p text:style-name="P4"><text:tab/><text:tab/>}</text:p>
      <text:p text:style-name="P4"><text:tab/><text:tab/></text:p>
      <text:p text:style-name="P3"><text:span text:style-name="T18"><text:tab/><text:tab/></text:span><text:span text:style-name="T40">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4"><text:tab/><text:tab/><text:tab/></text:p>
      <text:p text:style-name="P4"><text:tab/><text:tab/>}</text:p>
      <text:p text:style-name="P4"><text:tab/>}</text:p>
      <text:p text:style-name="P4">}</text:p>
      <text:p text:style-name="Text_20_body"/>
      <text:p text:style-name="Text_20_body">Back in the code view, add the following line of code at the end of the constructor: </text:p>
      <text:p text:style-name="P3"><text:span text:style-name="T25"><text:tab/>public </text:span><text:span text:style-name="T47">MainForm</text:span><text:span text:style-name="T18">()</text:span></text:p>
      <text:p text:style-name="P4"><text:tab/>{</text:p>
      <text:p text:style-name="P3"><text:span text:style-name="T18"><text:tab/><text:tab/></text:span><text:span text:style-name="T3">// The InitializeComponent() call is required for Windows Forms...</text:span></text:p>
      <text:p text:style-name="P3"><text:span text:style-name="T3"><text:tab/><text:tab/></text:span><text:span text:style-name="T47">InitializeComponent</text:span><text:span text:style-name="T18">();</text:span></text:p>
      <text:p text:style-name="P4"><text:tab/><text:tab/></text:p>
      <text:p text:style-name="P3"><text:span text:style-name="T18"><text:tab/><text:tab/></text:span><text:span text:style-name="T8">Console</text:span><text:span text:style-name="T19">.</text:span><text:span text:style-name="T48">SetOut</text:span><text:span text:style-name="T19">(</text:span><text:span text:style-name="T54">new </text:span><text:span text:style-name="T48">ConsoleRedirector</text:span><text:span text:style-name="T19">(</text:span><text:span text:style-name="T8">richTextBox1</text:span><text:span text:style-name="T19">));</text:span></text:p>
      <text:p text:style-name="P4"><text:tab/>}</text:p>
      <text:p text:style-name="P4"/>
      <text:p text:style-name="P20">This will redirect all console output to your form. But first it will create a compile time error, because the compiler doesn't know where the class can be found. In most development environments there will be a suggestion for an automatic import, though:</text:p>
      <text:p text:style-name="Text_20_body"><draw:frame draw:style-name="fr1" draw:name="Grafik9" text:anchor-type="paragraph" svg:width="16.404cm" svg:height="2.434cm" draw:z-index="6"><draw:image xlink:href="Pictures/200000070000401500000983F1892A06.svm" xlink:type="simple" xlink:show="embed" xlink:actuate="onLoad"/></draw:frame></text:p>
      <text:p text:style-name="P20">This will automatically add the required import to the top of your class file. If this is not done <text:soft-page-break/>automatically by your development environment, just add the line indicated in the following code manually.</text:p>
      <text:p text:style-name="Text_20_body"/>
      <text:p text:style-name="P1">/*</text:p>
      <text:p text:style-name="P1"><text:s/>* Author: Matthias Gruber, PROFACTOR GmbH, Austria</text:p>
      <text:p text:style-name="P1"><text:s/>* Created 21.06.2009 14:53</text:p>
      <text:p text:style-name="P1"><text:s/>*/</text:p>
      <text:p text:style-name="P1"/>
      <text:p text:style-name="P3"><text:span text:style-name="T2">using </text:span><text:span text:style-name="T7">System</text:span><text:span text:style-name="T18">;</text:span></text:p>
      <text:p text:style-name="P3"><text:span text:style-name="T2">using </text:span><text:span text:style-name="T7">System</text:span><text:span text:style-name="T18">.</text:span><text:span text:style-name="T7">Drawing</text:span><text:span text:style-name="T18">;</text:span></text:p>
      <text:p text:style-name="P3"><text:span text:style-name="T2">using </text:span><text:span text:style-name="T7">System</text:span><text:span text:style-name="T18">.</text:span><text:span text:style-name="T7">Windows</text:span><text:span text:style-name="T18">.</text:span><text:span text:style-name="T7">Forms</text:span><text:span text:style-name="T18">;</text:span></text:p>
      <text:p text:style-name="P7"><text:span text:style-name="T2">using </text:span><text:span text:style-name="T7">Profactor</text:span><text:span text:style-name="T18">.</text:span><text:span text:style-name="T7">SimEngine</text:span><text:span text:style-name="T18">.</text:span><text:span text:style-name="T7">Utilities</text:span><text:span text:style-name="T18">;</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MainForm.</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36">partial </text:span><text:span text:style-name="T40">class </text:span><text:span text:style-name="T7">MainForm : Form</text:span></text:p>
      <text:p text:style-name="P3"><text:span text:style-name="T7"><text:tab/></text:span><text:span text:style-name="T18">{</text:span></text:p>
      <text:p text:style-name="P4"/>
      <text:p text:style-name="Text_20_body">The project should now build and run without errors again.</text:p>
      <text:p text:style-name="Text_20_body"/>
      <text:h text:style-name="P32" text:outline-level="1">Tutorial Model 1</text:h>
      <text:p text:style-name="P20">Add a class to your project and name it “Simulation”. You can also give it any other valid name, but let's stick with common semantics here.</text:p>
      <text:p text:style-name="Text_20_body"/>
      <text:p text:style-name="Text_20_body"><draw:frame draw:style-name="fr3" draw:name="Grafik11" text:anchor-type="paragraph" svg:width="12.236cm" svg:height="8.959cm" draw:z-index="7"><draw:image xlink:href="Pictures/20000007000039E200002A6164EE4CB3.svm" xlink:type="simple" xlink:show="embed" xlink:actuate="onLoad"/></draw:frame></text:p>
      <text:p text:style-name="Text_20_body">Change the newly created code to the following: (you will need an import again)</text:p>
      <text:p text:style-name="P1">/*</text:p>
      <text:p text:style-name="P1"><text:s/>* Author: Matthias Gruber, PROFACTOR GmbH, Austria</text:p>
      <text:p text:style-name="P1"><text:s/>* Created 26.06.2009 22:14</text:p>
      <text:p text:style-name="P1"><text:s/>*/</text:p>
      <text:p text:style-name="P1"/>
      <text:p text:style-name="P3"><text:span text:style-name="T2">using </text:span><text:span text:style-name="T7">System</text:span><text:span text:style-name="T18">;</text:span></text:p>
      <text:p text:style-name="P7"><text:span text:style-name="T2">using </text:span><text:span text:style-name="T7">Profactor</text:span><text:span text:style-name="T18">.</text:span><text:span text:style-name="T7">SimEngine</text:span><text:span text:style-name="T18">.</text:span><text:span text:style-name="T7">Engine</text:span><text:span text:style-name="T18">;</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Simulation.</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40">class </text:span><text:span text:style-name="T7">Simulation</text:span><text:span text:style-name="T8"> : DefaultSimulation</text:span></text:p>
      <text:p text:style-name="P3"><text:span text:style-name="T7"><text:tab/></text:span><text:span text:style-name="T18">{</text:span></text:p>
      <text:p text:style-name="P3"><text:span text:style-name="T18"><text:tab/><text:tab/></text:span><text:span text:style-name="T25">public </text:span><text:span text:style-name="T47">Simulation</text:span><text:span text:style-name="T18">() </text:span></text:p>
      <text:p text:style-name="P4"><text:tab/><text:tab/>{</text:p>
      <text:p text:style-name="P4"><text:tab/><text:tab/>}</text:p>
      <text:p text:style-name="P4"><text:tab/>}</text:p>
      <text:p text:style-name="P4">}</text:p>
      <text:p text:style-name="P3"/>
      <text:p text:style-name="P20">Now your class inherits the <text:span text:style-name="T72">DefaultSimulation</text:span> which already has some properties and functions typical for a simulation. The following properties are pre-set in the <text:span text:style-name="T72">DefaultSimulation</text:span>:</text:p>
      <text:p text:style-name="Text_20_body">Default Time Unit: ticks (100 nanoseconds), double or System.DateTime and System.TimeSpan<text:line-break/>Default Length Unit: meter, double<text:line-break/>Default Speed Unit: meter / second, double<text:line-break/>Default Distribution: Uniform(0..1)</text:p>
      <text:p text:style-name="P20"><text:soft-page-break/>Default event and handler types, resource managers, path networks, distance metrics and some default simulation objects are ready to be used as well. In this first tutorial we will make a very simple model out of predefined simulation objects. Note though, that the actual strength of SiRO lies mainly in the power and comfort you have in writing your own simulation objects / templates, which will be covered in the second tutorial. The templates used in this tutorial are mainly designed for security and comfort, which makes them a little slower, even though they are still faster than those of other simulation environments / frameworks.</text:p>
      <text:p text:style-name="P20">Now go back to the <text:span text:style-name="T72">MainForm</text:span> and add the following code to the beginning of your class:</text:p>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MainForm.</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36">partial </text:span><text:span text:style-name="T40">class </text:span><text:span text:style-name="T7">MainForm : Form</text:span></text:p>
      <text:p text:style-name="P3"><text:span text:style-name="T7"><text:tab/></text:span><text:span text:style-name="T18">{</text:span></text:p>
      <text:p text:style-name="P3"><text:span text:style-name="T18"><text:tab/><text:tab/></text:span><text:span text:style-name="T8">Simulation sim</text:span><text:span text:style-name="T19">;</text:span></text:p>
      <text:p text:style-name="P4"><text:tab/><text:tab/></text:p>
      <text:p text:style-name="P3"><text:span text:style-name="T18"><text:tab/><text:tab/></text:span><text:span text:style-name="T25">public </text:span><text:span text:style-name="T47">MainForm</text:span><text:span text:style-name="T18">()</text:span></text:p>
      <text:p text:style-name="P4"><text:tab/><text:tab/>{</text:p>
      <text:p text:style-name="P4"/>
      <text:p text:style-name="Text_20_body">Now add the following code to the constructor:</text:p>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MainForm.</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36">partial </text:span><text:span text:style-name="T40">class </text:span><text:span text:style-name="T7">MainForm : Form</text:span></text:p>
      <text:p text:style-name="P3"><text:span text:style-name="T7"><text:tab/></text:span><text:span text:style-name="T18">{</text:span></text:p>
      <text:p text:style-name="P3"><text:span text:style-name="T18"><text:tab/><text:tab/></text:span><text:span text:style-name="T7">Simulation sim</text:span><text:span text:style-name="T18">;</text:span></text:p>
      <text:p text:style-name="P4"><text:tab/><text:tab/></text:p>
      <text:p text:style-name="P3"><text:span text:style-name="T18"><text:tab/><text:tab/></text:span><text:span text:style-name="T25">public </text:span><text:span text:style-name="T47">MainForm</text:span><text:span text:style-name="T18">()</text:span></text:p>
      <text:p text:style-name="P4"><text:tab/><text:tab/>{</text:p>
      <text:p text:style-name="P3"><text:span text:style-name="T18"><text:tab/><text:tab/><text:tab/></text:span><text:span text:style-name="T3">// The InitializeComponent() call is required for Windows Forms...</text:span></text:p>
      <text:p text:style-name="P3"><text:span text:style-name="T3"><text:tab/><text:tab/><text:tab/></text:span><text:span text:style-name="T47">InitializeComponent</text:span><text:span text:style-name="T18">();</text:span></text:p>
      <text:p text:style-name="P4"><text:tab/><text:tab/><text:tab/></text:p>
      <text:p text:style-name="P3"><text:span text:style-name="T18"><text:tab/><text:tab/><text:tab/></text:span><text:span text:style-name="T7">Console</text:span><text:span text:style-name="T18">.</text:span><text:span text:style-name="T47">SetOut</text:span><text:span text:style-name="T18">(</text:span><text:span text:style-name="T53">new </text:span><text:span text:style-name="T47">ConsoleRedirector</text:span><text:span text:style-name="T18">(</text:span><text:span text:style-name="T7">richTextBox1</text:span><text:span text:style-name="T18">));</text:span></text:p>
      <text:p text:style-name="P3"><text:span text:style-name="T18"><text:tab/><text:tab/><text:tab/></text:span><text:span text:style-name="T8">sim </text:span><text:span text:style-name="T19">= </text:span><text:span text:style-name="T54">new </text:span><text:span text:style-name="T48">Simulation</text:span><text:span text:style-name="T19">(</text:span><text:span text:style-name="T19">);</text:span></text:p>
      <text:p text:style-name="P4"><text:tab/><text:tab/>}</text:p>
      <text:p text:style-name="P4"/>
      <text:p text:style-name="Text_20_body">Then go to the Click event handler of <text:span text:style-name="T72">button1</text:span> and add the following code:</text:p>
      <text:p text:style-name="P3"><text:span text:style-name="T44"><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p>
      <text:p text:style-name="P3"><text:span text:style-name="T18"><text:tab/><text:tab/></text:span><text:span text:style-name="T8">sim</text:span><text:span text:style-name="T19">.</text:span><text:span text:style-name="T48">Run</text:span><text:span text:style-name="T19">();</text:span></text:p>
      <text:p text:style-name="P4"><text:tab/>}</text:p>
      <text:p text:style-name="P4"/>
      <text:p text:style-name="Text_20_body">If you run this code and click the <text:span text:style-name="T72">button1</text:span> on your form, you will get an exception as shown below:</text:p>
      <text:p text:style-name="Text_20_body"><draw:frame draw:style-name="fr4" draw:name="Grafik16" text:anchor-type="paragraph" svg:width="16.999cm" svg:height="7.288cm" draw:z-index="8"><draw:image xlink:href="Pictures/200000070000695200002D2BB1AD33AE.svm" xlink:type="simple" xlink:show="embed" xlink:actuate="onLoad"/></draw:frame></text:p>
      <text:p text:style-name="Text_20_body"><text:soft-page-break/></text:p>
      <text:p text:style-name="P20">As the exception text says, this is due to the fact, that there is nothing to simulate yet. Obviously SiRO may throw exceptions in rare cases, so we will change our code as shown below:</text:p>
      <text:p text:style-name="P3"><text:span text:style-name="T44"><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p>
      <text:p text:style-name="P3"><text:span text:style-name="T18"><text:tab/><text:tab/></text:span><text:span text:style-name="T64">try </text:span><text:span text:style-name="T19">{</text:span></text:p>
      <text:p text:style-name="P3"><text:span text:style-name="T18"><text:tab/><text:tab/><text:tab/></text:span><text:span text:style-name="T7">sim</text:span><text:span text:style-name="T18">.</text:span><text:span text:style-name="T47">Run</text:span><text:span text:style-name="T18">();</text:span></text:p>
      <text:p text:style-name="P3"><text:span text:style-name="T18"><text:tab/><text:tab/></text:span><text:span text:style-name="T19">} </text:span><text:span text:style-name="T64">catch</text:span><text:span text:style-name="T19">(</text:span><text:span text:style-name="T8">Exception ex</text:span><text:span text:style-name="T19">) {</text:span></text:p>
      <text:p text:style-name="P3"><text:span text:style-name="T18"><text:tab/><text:tab/><text:tab/></text:span><text:span text:style-name="T8">Console</text:span><text:span text:style-name="T19">.</text:span><text:span text:style-name="T48">WriteLine</text:span><text:span text:style-name="T19">(</text:span><text:span text:style-name="T8">ex</text:span><text:span text:style-name="T19">.</text:span><text:span text:style-name="T8">Message</text:span><text:span text:style-name="T19">);</text:span></text:p>
      <text:p text:style-name="P3"><text:span text:style-name="T18"><text:tab/><text:tab/><text:tab/></text:span><text:span text:style-name="T8">Console</text:span><text:span text:style-name="T19">.</text:span><text:span text:style-name="T48">WriteLine</text:span><text:span text:style-name="T19">(</text:span><text:span text:style-name="T8">ex</text:span><text:span text:style-name="T19">.</text:span><text:span text:style-name="T8">StackTrace</text:span><text:span text:style-name="T19">);</text:span></text:p>
      <text:p text:style-name="P4"><text:tab/><text:tab/><text:span text:style-name="T70">}</text:span></text:p>
      <text:p text:style-name="P4"><text:tab/>}</text:p>
      <text:p text:style-name="P4"/>
      <text:p text:style-name="P20">Writing the StackTrace to the console is not strictly necessary, but it can help debugging sometimes.</text:p>
      <text:p text:style-name="Text_20_body">Back in the <text:span text:style-name="T72">Simulation</text:span> class we will now add the following code:</text:p>
      <text:p text:style-name="P3"><text:span text:style-name="T25"><text:tab/>public </text:span><text:span text:style-name="T40">class </text:span><text:span text:style-name="T7">Simulation : DefaultSimulation</text:span></text:p>
      <text:p text:style-name="P3"><text:span text:style-name="T7"><text:tab/></text:span><text:span text:style-name="T18">{</text:span></text:p>
      <text:p text:style-name="P3"><text:span text:style-name="T18"><text:tab/><text:tab/></text:span><text:span text:style-name="T25">public </text:span><text:span text:style-name="T47">Simulation</text:span><text:span text:style-name="T18">() {</text:span></text:p>
      <text:p text:style-name="P4"><text:tab/><text:tab/>}</text:p>
      <text:p text:style-name="P4"/>
      <text:p text:style-name="P3"><text:span text:style-name="T18"><text:tab/><text:tab/></text:span><text:span text:style-name="T27">public </text:span><text:span text:style-name="T68">override </text:span><text:span text:style-name="T41">void </text:span><text:span text:style-name="T48">OnBuildModel</text:span><text:span text:style-name="T19">() {</text:span></text:p>
      <text:p text:style-name="P3"><text:span text:style-name="T18"><text:tab/><text:tab/><text:tab/></text:span><text:span text:style-name="T11">base</text:span><text:span text:style-name="T19">.</text:span><text:span text:style-name="T48">OnBuildModel</text:span><text:span text:style-name="T19">();</text:span></text:p>
      <text:p text:style-name="P4"><text:tab/><text:tab/><text:span text:style-name="T70">}</text:span></text:p>
      <text:p text:style-name="P4"><text:tab/>}</text:p>
      <text:p text:style-name="P4"/>
      <text:p text:style-name="P20">You can do this faster by just typing “override” and picking from the suggestion list if your development environment has one. It should then add the line “base.OnBuildModel();” automatically. In theory you can build your model in the constructor of Simulation, but it is not recommended to do so. Often you will need a database connection and some user input before you build your model. So you may want to create your simulation class before building the model.</text:p>
      <text:p text:style-name="Text_20_body"/>
      <text:h text:style-name="Heading_20_2" text:outline-level="2">Step 1 of 4 – The Source</text:h>
      <text:p text:style-name="Text_20_body">Now we will add the following code to <text:span text:style-name="T72">OnBuildModel()</text:span>:</text:p>
      <text:p text:style-name="Text_20_body"/>
      <text:p text:style-name="P3"><text:span text:style-name="T2">using </text:span><text:span text:style-name="T7">System</text:span><text:span text:style-name="T18">;</text:span></text:p>
      <text:p text:style-name="P3"><text:soft-page-break/><text:span text:style-name="T2">using </text:span><text:span text:style-name="T7">Profactor</text:span><text:span text:style-name="T18">.</text:span><text:span text:style-name="T7">SimEngine</text:span><text:span text:style-name="T18">.</text:span><text:span text:style-name="T7">Engine</text:span><text:span text:style-name="T18">;</text:span></text:p>
      <text:p text:style-name="P7"><text:span text:style-name="T2">using </text:span><text:span text:style-name="T7">Profactor</text:span><text:span text:style-name="T18">.</text:span><text:span text:style-name="T7">SimEngine</text:span><text:span text:style-name="T18">.</text:span><text:span text:style-name="T7">Templates</text:span><text:span text:style-name="T18">;</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Simulation.</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40">class </text:span><text:span text:style-name="T7">Simulation : DefaultSimulation</text:span></text:p>
      <text:p text:style-name="P3"><text:span text:style-name="T7"><text:tab/></text:span><text:span text:style-name="T18">{</text:span></text:p>
      <text:p text:style-name="P3"><text:span text:style-name="T18"><text:tab/><text:tab/></text:span><text:span text:style-name="T25">public </text:span><text:span text:style-name="T47">Simulation</text:span><text:span text:style-name="T18">() {}</text:span></text:p>
      <text:p text:style-name="P4"/>
      <text:p text:style-name="P3"><text:span text:style-name="T18"><text:tab/><text:tab/></text:span><text:span text:style-name="T25">public </text:span><text:span text:style-name="T67">override </text:span><text:span text:style-name="T40">void </text:span><text:span text:style-name="T47">OnBuildModel</text:span><text:span text:style-name="T18">() {</text:span></text:p>
      <text:p text:style-name="P3"><text:span text:style-name="T18"><text:tab/><text:tab/><text:tab/></text:span><text:span text:style-name="T10">base</text:span><text:span text:style-name="T18">.</text:span><text:span text:style-name="T47">OnBuildModel</text:span><text:span text:style-name="T18">();</text:span></text:p>
      <text:p text:style-name="P3"><text:span text:style-name="T18"><text:tab/><text:tab/><text:tab/></text:span><text:span text:style-name="T8">Model</text:span><text:span text:style-name="T19">.</text:span><text:span text:style-name="T48">AddObject</text:span><text:span text:style-name="T19">(</text:span><text:span text:style-name="T54">new </text:span><text:span text:style-name="T8">Source</text:span><text:span text:style-name="T19">&lt;</text:span><text:span text:style-name="T8">Product</text:span><text:span text:style-name="T19">&gt;());</text:span></text:p>
      <text:p text:style-name="P4"><text:tab/><text:tab/>}</text:p>
      <text:p text:style-name="P4"><text:tab/>}</text:p>
      <text:p text:style-name="P4">}</text:p>
      <text:p text:style-name="Text_20_body"/>
      <text:p text:style-name="P20">As you can see we need another import for this. Sometimes you have to add imports manually (SharpDevelop, for example, has problems with generics sometimes).</text:p>
      <text:p text:style-name="P20">What have we done here? The call to <text:span text:style-name="T72">Model.AddObject</text:span> is pretty self explaining: we add a (simulation-) object to our (simulation-) model. The object we add obviously is a <text:span text:style-name="T72">Source&lt;Product&gt;</text:span> (spoken “Source of Product”), a generic type with the type parameter “Product”. The <text:span text:style-name="T72">Source</text:span> is similar to a source as you may know from other simulation frameworks or Simulation software: It creates other objects during the simulation. In our case it will create a <text:span text:style-name="T72">Product</text:span> every one second (which is the standard interval). We will later change this interval to use a statistic distribution, but let's first concentrate on getting this to run.</text:p>
      <text:p text:style-name="P20">We have to add the following code to the <text:span text:style-name="T73">MainForm</text:span>...</text:p>
      <text:p text:style-name="P3"><text:span text:style-name="T44"><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p>
      <text:p text:style-name="P3"><text:span text:style-name="T18"><text:tab/><text:tab/></text:span><text:span text:style-name="T63">try </text:span><text:span text:style-name="T18">{</text:span></text:p>
      <text:p text:style-name="P3"><text:span text:style-name="T18"><text:tab/><text:tab/><text:tab/></text:span><text:span text:style-name="T8">sim</text:span><text:span text:style-name="T19">.</text:span><text:span text:style-name="T48">BuildModel</text:span><text:span text:style-name="T19">();</text:span></text:p>
      <text:p text:style-name="P3"><text:span text:style-name="T18"><text:tab/><text:tab/><text:tab/></text:span><text:span text:style-name="T7">sim</text:span><text:span text:style-name="T18">.</text:span><text:span text:style-name="T47">Run</text:span><text:span text:style-name="T18">();</text:span></text:p>
      <text:p text:style-name="P3"><text:span text:style-name="T18"><text:tab/><text:tab/>} </text:span><text:span text:style-name="T63">catch</text:span><text:span text:style-name="T18">(</text:span><text:span text:style-name="T7">Exception ex</text:span><text:span text:style-name="T18">) {</text:span></text:p>
      <text:p text:style-name="P3"><text:span text:style-name="T18"><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p>
      <text:p text:style-name="P4"><text:tab/>}</text:p>
      <text:p text:style-name="P20">… to get our model built before we run it, otherwise we will just get the <text:span text:style-name="T72">EventScheduleEmptyException</text:span> again. If we run the model now, the console will read something like this...</text:p>
      <text:p text:style-name="P20"><draw:frame draw:style-name="fr1" draw:name="Grafik21" text:anchor-type="paragraph" svg:width="8.23cm" svg:height="3.574cm" draw:z-index="12"><draw:image xlink:href="Pictures/200000070000202600000DF5BB8BD564.svm" xlink:type="simple" xlink:show="embed" xlink:actuate="onLoad"/></draw:frame>...which has some minor flaws. First of all: it doesn't stop voluntarily, which is very annoying and we have to stop the execution from our development environment. (If you are using the demo version of the SiRO Framework a message will appear, informing you of the object limit.)</text:p>
      <text:p text:style-name="Text_20_body"><draw:frame draw:style-name="fr1" draw:name="Grafik22" text:anchor-type="paragraph" svg:width="5.69cm" svg:height="3.732cm" draw:z-index="9"><draw:image xlink:href="Pictures/200000070000163A00000E94BA8D1D86.svm" xlink:type="simple" xlink:show="embed" xlink:actuate="onLoad"/></draw:frame></text:p>
      <text:p text:style-name="P20"><text:soft-page-break/>To fix this, we add a second button to our form and write the following code into it's click event handler:</text:p>
      <text:p text:style-name="P3"><text:span text:style-name="T18"><text:tab/><text:tab/></text:span><text:span text:style-name="T40">void </text:span><text:span text:style-name="T47">Button2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8">sim</text:span><text:span text:style-name="T19">.</text:span><text:span text:style-name="T48">Stop</text:span><text:span text:style-name="T19">();</text:span></text:p>
      <text:p text:style-name="P4"><text:tab/><text:tab/>}</text:p>
      <text:p text:style-name="P4"/>
      <text:p text:style-name="P20">Now we can stop the model after a short time and investigate the console output in peace, which will reveal another flaw - if we scroll to the beginning of the output we will see the following warning<text:note text:id="ftn1" text:note-class="footnote"><text:note-citation>1</text:note-citation><text:note-body><text:p text:style-name="Footnote">If you want your output nicely formatted as in the screenshot above, just change the font for the richTextBox1 to “Courier New”.</text:p></text:note-body></text:note>:</text:p>
      <text:p text:style-name="Text_20_body"><draw:frame draw:style-name="fr1" draw:name="Grafik24" text:anchor-type="paragraph" svg:width="14.316cm" svg:height="4.023cm" draw:z-index="10"><draw:image xlink:href="Pictures/20000007000037EB00000FB7B888164B.svm" xlink:type="simple" xlink:show="embed" xlink:actuate="onLoad"/></draw:frame></text:p>
      <text:p text:style-name="P20">Furthermore the simulation run seems to start in the year 1 after christ at midnight. I can't think of any practical application for that, though... Also, the source we created seems to carry the name “AbstractSource0” and raise a <text:span text:style-name="T72">ObjectCreated</text:span> event exactly every second. We will change all that now to something more realistic. Finally we will limit the simulation time to a fixed timespan, so we don't have to stop the simulation manually every time.</text:p>
      <text:p text:style-name="Text_20_body"/>
      <text:p text:style-name="P20">First about the seed warning: even though we do not have stochastics in our model yet, it is recommended to always set a seed, so as not to forget about reproducibility. There are a number of ways we can do this, for example like this:</text:p>
      <text:p text:style-name="P3"><text:span text:style-name="T44"><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p>
      <text:p text:style-name="P3"><text:span text:style-name="T18"><text:tab/><text:tab/></text:span><text:span text:style-name="T63">try </text:span><text:span text:style-name="T18">{</text:span></text:p>
      <text:p text:style-name="P3"><text:span text:style-name="T18"><text:tab/><text:tab/><text:tab/></text:span><text:span text:style-name="T9">sim</text:span><text:span text:style-name="T20">.</text:span><text:span text:style-name="T49">BuildModel</text:span><text:span text:style-name="T20">();</text:span></text:p>
      <text:p text:style-name="P3"><text:span text:style-name="T20"><text:tab/><text:tab/><text:tab/></text:span><text:span text:style-name="T8">sim</text:span><text:span text:style-name="T19">.</text:span><text:span text:style-name="T8">Seed = 123;</text:span></text:p>
      <text:p text:style-name="P3"><text:span text:style-name="T18"><text:tab/><text:tab/><text:tab/></text:span><text:span text:style-name="T7">sim</text:span><text:span text:style-name="T18">.</text:span><text:span text:style-name="T47">Run</text:span><text:span text:style-name="T18">();</text:span></text:p>
      <text:p text:style-name="P3"><text:span text:style-name="T18"><text:tab/><text:tab/>} </text:span><text:span text:style-name="T63">catch</text:span><text:span text:style-name="T18">(</text:span><text:span text:style-name="T7">Exception ex</text:span><text:span text:style-name="T18">) {</text:span></text:p>
      <text:p text:style-name="P3"><text:span text:style-name="T18"><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p>
      <text:p text:style-name="P4"><text:tab/>}</text:p>
      <text:p text:style-name="Text_20_body"/>
      <text:p text:style-name="P20">But I recommend an other method, as this method may let us forget setting the seed again when we construct a new simulation at an other place in our code. Changing the constructor of our <text:soft-page-break/><text:span text:style-name="T72">Simulation</text:span> to require a seed is more safe:</text:p>
      <text:p text:style-name="P3"><text:span text:style-name="T9"><text:tab/></text:span><text:span text:style-name="T26">public </text:span><text:span text:style-name="T49">Simulation</text:span><text:span text:style-name="T20">(</text:span><text:span text:style-name="T43">int </text:span><text:span text:style-name="T8">seed</text:span><text:span text:style-name="T20">) </text:span><text:span text:style-name="T8">: </text:span><text:span text:style-name="T11">base</text:span><text:span text:style-name="T19">(</text:span><text:span text:style-name="T8">seed</text:span><text:span text:style-name="T19">)</text:span><text:span text:style-name="T20"> {}</text:span></text:p>
      <text:p text:style-name="P9"/>
      <text:p text:style-name="P20">Calling “base(seed)” will also save us the line “this.Seed = seed”. Of course now we also have to change the constructor call in <text:span text:style-name="T72">MainForm</text:span>:</text:p>
      <text:p text:style-name="P3"><text:tab/><text:tab/><text:span text:style-name="T25">public </text:span><text:span text:style-name="T47">MainForm</text:span><text:span text:style-name="T18">()</text:span></text:p>
      <text:p text:style-name="P4"><text:tab/><text:tab/>{</text:p>
      <text:p text:style-name="P3"><text:span text:style-name="T18"><text:tab/><text:tab/><text:tab/></text:span><text:span text:style-name="T3">// The InitializeComponent() call is required for Windows Forms...</text:span></text:p>
      <text:p text:style-name="P3"><text:span text:style-name="T3"><text:tab/><text:tab/><text:tab/></text:span><text:span text:style-name="T47">InitializeComponent</text:span><text:span text:style-name="T18">();</text:span></text:p>
      <text:p text:style-name="P4"><text:tab/><text:tab/><text:tab/></text:p>
      <text:p text:style-name="P3"><text:span text:style-name="T18"><text:tab/><text:tab/><text:tab/></text:span><text:span text:style-name="T7">Console</text:span><text:span text:style-name="T18">.</text:span><text:span text:style-name="T47">SetOut</text:span><text:span text:style-name="T18">(</text:span><text:span text:style-name="T53">new </text:span><text:span text:style-name="T47">ConsoleRedirector</text:span><text:span text:style-name="T18">(</text:span><text:span text:style-name="T7">richTextBoxLog</text:span><text:span text:style-name="T18">));</text:span></text:p>
      <text:p text:style-name="P3"><text:span text:style-name="T18"><text:tab/><text:tab/><text:tab/></text:span><text:span text:style-name="T7">sim </text:span><text:span text:style-name="T18">= </text:span><text:span text:style-name="T53">new </text:span><text:span text:style-name="T47">Simulation</text:span><text:span text:style-name="T18">(</text:span><text:span text:style-name="T59">123</text:span><text:span text:style-name="T18">);</text:span></text:p>
      <text:p text:style-name="P4"><text:tab/><text:tab/>}</text:p>
      <text:p text:style-name="P4"/>
      <text:p text:style-name="P20">We will fix the seed to the number 123 for the moment, but later on we may want to create a <text:span text:style-name="T72">TextBox</text:span> which allows the user to define a seed.</text:p>
      <text:p text:style-name="P20">The next thing we will change is the simulation's start time and run duration, so we don't have to press the stop button every time:</text:p>
      <text:p text:style-name="P3"><text:tab/><text:tab/><text:span text:style-name="T25">public </text:span><text:span text:style-name="T67">override </text:span><text:span text:style-name="T40">void </text:span><text:span text:style-name="T47">OnBuildModel</text:span><text:span text:style-name="T18">() {</text:span></text:p>
      <text:p text:style-name="P3"><text:span text:style-name="T18"><text:tab/><text:tab/><text:tab/></text:span><text:span text:style-name="T10">base</text:span><text:span text:style-name="T18">.</text:span><text:span text:style-name="T47">OnBuildModel</text:span><text:span text:style-name="T18">();</text:span></text:p>
      <text:p text:style-name="P3"><text:span text:style-name="T18"><text:tab/><text:tab/><text:tab/></text:span><text:span text:style-name="T8">Model</text:span><text:span text:style-name="T19">.</text:span><text:span text:style-name="T8">StartTime </text:span><text:span text:style-name="T19">= </text:span><text:span text:style-name="T8">DateTime</text:span><text:span text:style-name="T19">.</text:span><text:span text:style-name="T8">Now</text:span><text:span text:style-name="T19">;</text:span></text:p>
      <text:p text:style-name="P3"><text:span text:style-name="T18"><text:tab/><text:tab/><text:tab/></text:span><text:span text:style-name="T7">Model</text:span><text:span text:style-name="T18">.</text:span><text:span text:style-name="T47">AddObject</text:span><text:span text:style-name="T18">(</text:span><text:span text:style-name="T53">new </text:span><text:span text:style-name="T7">Source</text:span><text:span text:style-name="T18">&lt;</text:span><text:span text:style-name="T7">Product</text:span><text:span text:style-name="T18">&gt;());</text:span></text:p>
      <text:p text:style-name="P4"><text:tab/><text:tab/>}</text:p>
      <text:p text:style-name="P4"/>
      <text:p text:style-name="P20">Adding this code sets<text:span text:style-name="T74"> the start time to your system time instead of a time around Jesus' first birthday. And the foll</text:span>owing line of code limits the duration of a run to five minutes:</text:p>
      <text:p text:style-name="P3"><text:tab/><text:tab/><text:span text:style-name="T44">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63">try </text:span><text:span text:style-name="T18">{</text:span></text:p>
      <text:p text:style-name="P3"><text:span text:style-name="T18"><text:tab/><text:tab/><text:tab/><text:tab/></text:span><text:span text:style-name="T7">sim</text:span><text:span text:style-name="T18">.</text:span><text:span text:style-name="T47">BuildModel</text:span><text:span text:style-name="T18">();</text:span></text:p>
      <text:p text:style-name="P3"><text:span text:style-name="T18"><text:tab/><text:tab/><text:tab/><text:tab/></text:span><text:span text:style-name="T8">sim</text:span><text:span text:style-name="T19">.</text:span><text:span text:style-name="T48">RunUntil</text:span><text:span text:style-name="T19">(</text:span><text:span text:style-name="T8">DateTime</text:span><text:span text:style-name="T19">.</text:span><text:span text:style-name="T8">Now</text:span><text:span text:style-name="T19">.</text:span><text:span text:style-name="T48">AddMinutes</text:span><text:span text:style-name="T19">(</text:span><text:span text:style-name="T59">5</text:span><text:span text:style-name="T19">));</text:span></text:p>
      <text:p text:style-name="P3"><text:span text:style-name="T18"><text:tab/><text:tab/><text:tab/>} </text:span><text:span text:style-name="T63">catch</text:span><text:span text:style-name="T18">(</text:span><text:span text:style-name="T7">Exception ex</text:span><text:span text:style-name="T18">) {</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tab/>}</text:p>
      <text:p text:style-name="P4"><text:tab/><text:tab/>}</text:p>
      <text:p text:style-name="Text_20_body"/>
      <text:p text:style-name="Text_20_body">Some of the readers may notice that this is not exactly a clean solution, because we can not know how much time passes between the call to <text:span text:style-name="T72">BuildModel()</text:span> and the <text:span text:style-name="T73">RunUntil(...)</text:span> call. So it would be even better to do this:</text:p>
      <text:p text:style-name="P3"><text:span text:style-name="T44"><text:tab/><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63">try </text:span><text:span text:style-name="T18">{</text:span></text:p>
      <text:p text:style-name="P3"><text:span text:style-name="T18"><text:tab/><text:tab/><text:tab/><text:tab/></text:span><text:span text:style-name="T7">sim</text:span><text:span text:style-name="T18">.</text:span><text:span text:style-name="T47">BuildModel</text:span><text:span text:style-name="T18">();</text:span></text:p>
      <text:p text:style-name="P3"><text:span text:style-name="T18"><text:tab/><text:tab/><text:tab/><text:tab/></text:span><text:span text:style-name="T8">sim</text:span><text:span text:style-name="T19">.</text:span><text:span text:style-name="T48">RunFor</text:span><text:span text:style-name="T19">(</text:span><text:span text:style-name="T54">new </text:span><text:span text:style-name="T48">TimeSpan</text:span><text:span text:style-name="T19">(</text:span><text:span text:style-name="T59">0</text:span><text:span text:style-name="T19">, </text:span><text:span text:style-name="T59">5</text:span><text:span text:style-name="T19">, </text:span><text:span text:style-name="T59">0</text:span><text:span text:style-name="T19">));</text:span></text:p>
      <text:p text:style-name="P3"><text:span text:style-name="T18"><text:tab/><text:tab/><text:tab/>} </text:span><text:span text:style-name="T63">catch</text:span><text:span text:style-name="T18">(</text:span><text:span text:style-name="T7">Exception ex</text:span><text:span text:style-name="T18">) {</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tab/>}</text:p>
      <text:p text:style-name="P4"><text:tab/><text:tab/>}</text:p>
      <text:p text:style-name="Text_20_body"/>
      <text:p text:style-name="Text_20_body"/>
      <text:p text:style-name="P20">And about the name of the source: changing the constructor call as shown below will fix that:</text:p>
      <text:p text:style-name="P3"><text:soft-page-break/><text:span text:style-name="T25"><text:tab/>public </text:span><text:span text:style-name="T67">override </text:span><text:span text:style-name="T40">void </text:span><text:span text:style-name="T47">OnBuildModel</text:span><text:span text:style-name="T18">() {</text:span></text:p>
      <text:p text:style-name="P3"><text:span text:style-name="T18"><text:tab/><text:tab/></text:span><text:span text:style-name="T10">base</text:span><text:span text:style-name="T18">.</text:span><text:span text:style-name="T47">OnBuildModel</text:span><text:span text:style-name="T18">();</text:span></text:p>
      <text:p text:style-name="P3"><text:span text:style-name="T7"><text:tab/><text:tab/>Model</text:span><text:span text:style-name="T18">.</text:span><text:span text:style-name="T7">StartTime </text:span><text:span text:style-name="T18">= </text:span><text:span text:style-name="T7">DateTime</text:span><text:span text:style-name="T18">.</text:span><text:span text:style-name="T7">Now</text:span><text:span text:style-name="T18">;</text:span></text:p>
      <text:p text:style-name="P3"><text:span text:style-name="T18"><text:tab/><text:tab/></text:span><text:span text:style-name="T9">Model</text:span><text:span text:style-name="T20">.</text:span><text:span text:style-name="T49">AddObject</text:span><text:span text:style-name="T20">(</text:span><text:span text:style-name="T55">new </text:span><text:span text:style-name="T9">Source</text:span><text:span text:style-name="T20">&lt;</text:span><text:span text:style-name="T9">Product</text:span><text:span text:style-name="T20">&gt;(</text:span><text:span text:style-name="T29">"TheSource"</text:span><text:span text:style-name="T20">));</text:span></text:p>
      <text:p text:style-name="P4"><text:tab/>}</text:p>
      <text:p text:style-name="P4"/>
      <text:p text:style-name="P20">Now only the behavior of this rather boring source remains to be changed. Therefore we will use a random distribution for the source. You will need an import for that:</text:p>
      <text:p text:style-name="P19"><text:span text:style-name="T2">using </text:span><text:span text:style-name="T7">Profactor</text:span><text:span text:style-name="T18">.</text:span><text:span text:style-name="T7">Maths</text:span><text:span text:style-name="T18">.</text:span><text:span text:style-name="T7">Distributions</text:span><text:span text:style-name="T18">.</text:span><text:span text:style-name="T7">Double</text:span><text:span text:style-name="T18">;</text:span></text:p>
      <text:p text:style-name="P24">(...)</text:p>
      <text:p text:style-name="P3"><text:span text:style-name="T25"><text:tab/>public </text:span><text:span text:style-name="T67">override </text:span><text:span text:style-name="T40">void </text:span><text:span text:style-name="T47">OnBuildModel</text:span><text:span text:style-name="T18">() {</text:span></text:p>
      <text:p text:style-name="P3"><text:span text:style-name="T18"><text:tab/><text:tab/></text:span><text:span text:style-name="T10">base</text:span><text:span text:style-name="T18">.</text:span><text:span text:style-name="T47">OnBuildModel</text:span><text:span text:style-name="T18">();</text:span></text:p>
      <text:p text:style-name="P3"><text:span text:style-name="T7"><text:tab/><text:tab/>Model</text:span><text:span text:style-name="T18">.</text:span><text:span text:style-name="T7">StartTime </text:span><text:span text:style-name="T18">= </text:span><text:span text:style-name="T7">DateTime</text:span><text:span text:style-name="T18">.</text:span><text:span text:style-name="T7">Now</text:span><text:span text:style-name="T18">;</text:span></text:p>
      <text:p text:style-name="P3"><text:span text:style-name="T18"><text:tab/><text:tab/></text:span><text:span text:style-name="T9">Model</text:span><text:span text:style-name="T20">.</text:span><text:span text:style-name="T49">AddObject</text:span><text:span text:style-name="T20">(</text:span><text:span text:style-name="T55">new </text:span><text:span text:style-name="T9">Source</text:span><text:span text:style-name="T20">&lt;</text:span><text:span text:style-name="T9">Product</text:span><text:span text:style-name="T20">&gt;(</text:span><text:span text:style-name="T30">"TheSource"</text:span><text:span text:style-name="T19">, </text:span><text:span text:style-name="T54">new </text:span><text:span text:style-name="T48">Gaussian</text:span><text:span text:style-name="T19">(</text:span><text:span text:style-name="T59">10d</text:span><text:span text:style-name="T19">, </text:span><text:span text:style-name="T59">3d</text:span><text:span text:style-name="T19">)</text:span><text:span text:style-name="T20">));</text:span></text:p>
      <text:p text:style-name="P4"><text:tab/>}</text:p>
      <text:p text:style-name="P4"/>
      <text:p text:style-name="P20">Now our output looks much better than before. But a really experienced discrete modeling expert will immediately discover another flaw when watching some subsequent runs. To get the picture more clearly, first change the line where we initialize the model starting time to the following:</text:p>
      <text:p text:style-name="P3"><text:span text:style-name="T25"><text:tab/>public </text:span><text:span text:style-name="T67">override </text:span><text:span text:style-name="T40">void </text:span><text:span text:style-name="T47">OnBuildModel</text:span><text:span text:style-name="T18">() {</text:span></text:p>
      <text:p text:style-name="P3"><text:span text:style-name="T18"><text:tab/><text:tab/></text:span><text:span text:style-name="T10">base</text:span><text:span text:style-name="T18">.</text:span><text:span text:style-name="T47">OnBuildModel</text:span><text:span text:style-name="T18">();</text:span></text:p>
      <text:p text:style-name="P3"><text:span text:style-name="T7"><text:tab/><text:tab/>Model</text:span><text:span text:style-name="T18">.</text:span><text:span text:style-name="T7">StartTime </text:span><text:span text:style-name="T18">= </text:span><text:span text:style-name="T54">new </text:span><text:span text:style-name="T48">DateTime</text:span><text:span text:style-name="T19">(</text:span><text:span text:style-name="T59">2009</text:span><text:span text:style-name="T19">, </text:span><text:span text:style-name="T59">6</text:span><text:span text:style-name="T19">, </text:span><text:span text:style-name="T59">3</text:span><text:span text:style-name="T19">, </text:span><text:span text:style-name="T59">12</text:span><text:span text:style-name="T19">, </text:span><text:span text:style-name="T59">15</text:span><text:span text:style-name="T19">, </text:span><text:span text:style-name="T59">18</text:span><text:span text:style-name="T19">);</text:span></text:p>
      <text:p text:style-name="P3"><text:span text:style-name="T18"><text:tab/><text:tab/></text:span><text:span text:style-name="T9">Model</text:span><text:span text:style-name="T20">.</text:span><text:span text:style-name="T49">AddObject</text:span><text:span text:style-name="T20">(</text:span><text:span text:style-name="T55">new </text:span><text:span text:style-name="T9">Source</text:span><text:span text:style-name="T20">&lt;</text:span><text:span text:style-name="T9">Product</text:span><text:span text:style-name="T20">&gt;(</text:span><text:span text:style-name="T30">"TheSource"</text:span><text:span text:style-name="T20">, </text:span><text:span text:style-name="T55">new </text:span><text:span text:style-name="T49">Gaussian</text:span><text:span text:style-name="T20">(</text:span><text:span text:style-name="T60">10d</text:span><text:span text:style-name="T20">, </text:span><text:span text:style-name="T60">3d</text:span><text:span text:style-name="T20">)));</text:span></text:p>
      <text:p text:style-name="P4"><text:tab/>}</text:p>
      <text:p text:style-name="Text_20_body"/>
      <text:p text:style-name="P20">Now there is one more problem: depending on your computer, the more often you click the run button, the slower the simulation will get. You may start noticing this only after quite a number of runs if your computer is really fast. This is because every time we click on the run button, the contents of the <text:span text:style-name="T72">RichTextBox</text:span> grow bigger. So we will make another change:</text:p>
      <text:p text:style-name="P3"><text:span text:style-name="T44"><text:tab/><text:tab/>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8">richTextBoxLog</text:span><text:span text:style-name="T19">.</text:span><text:span text:style-name="T48">Clear</text:span><text:span text:style-name="T19">();</text:span></text:p>
      <text:p text:style-name="P3"><text:span text:style-name="T18"><text:tab/><text:tab/><text:tab/></text:span><text:span text:style-name="T63">try </text:span><text:span text:style-name="T18">{</text:span></text:p>
      <text:p text:style-name="P3"><text:span text:style-name="T18"><text:tab/><text:tab/><text:tab/><text:tab/></text:span><text:span text:style-name="T7">sim</text:span><text:span text:style-name="T18">.</text:span><text:span text:style-name="T47">BuildModel</text:span><text:span text:style-name="T18">();</text:span></text:p>
      <text:p text:style-name="P3"><text:span text:style-name="T18"><text:tab/><text:tab/><text:tab/><text:tab/></text:span><text:span text:style-name="T7">sim</text:span><text:span text:style-name="T18">.</text:span><text:span text:style-name="T47">RunFor</text:span><text:span text:style-name="T18">(</text:span><text:span text:style-name="T53">new </text:span><text:span text:style-name="T47">TimeSpan</text:span><text:span text:style-name="T18">(</text:span><text:span text:style-name="T58">0</text:span><text:span text:style-name="T18">, </text:span><text:span text:style-name="T58">5</text:span><text:span text:style-name="T18">, </text:span><text:span text:style-name="T58">0</text:span><text:span text:style-name="T18">));</text:span></text:p>
      <text:p text:style-name="P3"><text:span text:style-name="T18"><text:tab/><text:tab/><text:tab/>} </text:span><text:span text:style-name="T63">catch</text:span><text:span text:style-name="T18">(</text:span><text:span text:style-name="T7">Exception ex</text:span><text:span text:style-name="T18">) {</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tab/>}</text:p>
      <text:p text:style-name="P4"><text:tab/><text:tab/>}</text:p>
      <text:p text:style-name="P4"/>
      <text:p text:style-name="P20">At this point you have a valid, reproducible model. Just to be sure you got everything right so far, you can compare the full listings of the class <text:span text:style-name="T72">MainForm</text:span> and the class <text:span text:style-name="T72">Simulation</text:span> with your versions here:</text:p>
      <text:p text:style-name="P1">/*</text:p>
      <text:p text:style-name="P1"><text:s/>* Author: Matthias Gruber, PROFACTOR GmbH, Austria</text:p>
      <text:p text:style-name="P1"><text:s/>* Created 21.06.2009 14:53</text:p>
      <text:p text:style-name="P1"><text:s/>*/</text:p>
      <text:p text:style-name="P1"/>
      <text:p text:style-name="P3"><text:span text:style-name="T2">using </text:span><text:span text:style-name="T7">System</text:span><text:span text:style-name="T18">;</text:span></text:p>
      <text:p text:style-name="P3"><text:span text:style-name="T2">using </text:span><text:span text:style-name="T7">System</text:span><text:span text:style-name="T18">.</text:span><text:span text:style-name="T7">Collections</text:span><text:span text:style-name="T18">.</text:span><text:span text:style-name="T7">Generic</text:span><text:span text:style-name="T18">;</text:span></text:p>
      <text:p text:style-name="P3"><text:span text:style-name="T2">using </text:span><text:span text:style-name="T7">System</text:span><text:span text:style-name="T18">.</text:span><text:span text:style-name="T7">Drawing</text:span><text:span text:style-name="T18">;</text:span></text:p>
      <text:p text:style-name="P3"><text:span text:style-name="T2">using </text:span><text:span text:style-name="T7">System</text:span><text:span text:style-name="T18">.</text:span><text:span text:style-name="T7">Windows</text:span><text:span text:style-name="T18">.</text:span><text:span text:style-name="T7">Forms</text:span><text:span text:style-name="T18">;</text:span></text:p>
      <text:p text:style-name="P4"><text:span text:style-name="T5">using </text:span><text:span text:style-name="T6">Profactor</text:span>.<text:span text:style-name="T6">SimEngine</text:span>.<text:span text:style-name="T6">Utilities</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soft-page-break/>{</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MainForm.</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36">partial </text:span><text:span text:style-name="T40">class </text:span><text:span text:style-name="T7">MainForm : Form</text:span></text:p>
      <text:p text:style-name="P3"><text:span text:style-name="T7"><text:tab/></text:span><text:span text:style-name="T18">{</text:span></text:p>
      <text:p text:style-name="P3"><text:span text:style-name="T18"><text:tab/><text:tab/></text:span><text:span text:style-name="T7">Simulation sim</text:span><text:span text:style-name="T18">;</text:span></text:p>
      <text:p text:style-name="P4"><text:tab/><text:tab/></text:p>
      <text:p text:style-name="P3"><text:span text:style-name="T18"><text:tab/><text:tab/></text:span><text:span text:style-name="T25">public </text:span><text:span text:style-name="T47">MainForm</text:span><text:span text:style-name="T18">()</text:span></text:p>
      <text:p text:style-name="P4"><text:tab/><text:tab/>{</text:p>
      <text:p text:style-name="P3"><text:span text:style-name="T3"><text:tab/><text:tab/><text:tab/></text:span><text:span text:style-name="T47">InitializeComponent</text:span><text:span text:style-name="T18">();</text:span></text:p>
      <text:p text:style-name="P3"><text:span text:style-name="T18"><text:tab/><text:tab/><text:tab/></text:span><text:span text:style-name="T7">Console</text:span><text:span text:style-name="T18">.</text:span><text:span text:style-name="T47">SetOut</text:span><text:span text:style-name="T18">(</text:span><text:span text:style-name="T53">new </text:span><text:span text:style-name="T47">ConsoleRedirector</text:span><text:span text:style-name="T18">(</text:span><text:span text:style-name="T7">richTextBox1</text:span><text:span text:style-name="T18">));</text:span></text:p>
      <text:p text:style-name="P3"><text:span text:style-name="T18"><text:tab/><text:tab/><text:tab/></text:span><text:span text:style-name="T7">sim </text:span><text:span text:style-name="T18">= </text:span><text:span text:style-name="T53">new </text:span><text:span text:style-name="T47">Simulation</text:span><text:span text:style-name="T18">(</text:span><text:span text:style-name="T58">123</text:span><text:span text:style-name="T18">);</text:span></text:p>
      <text:p text:style-name="P4"><text:tab/><text:tab/>}</text:p>
      <text:p text:style-name="P4"><text:tab/><text:tab/></text:p>
      <text:p text:style-name="P3"><text:span text:style-name="T18"><text:tab/><text:tab/></text:span><text:span text:style-name="T40">void </text:span><text:span text:style-name="T47">Button1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7">richTextBoxLog</text:span><text:span text:style-name="T18">.</text:span><text:span text:style-name="T47">Clear</text:span><text:span text:style-name="T18">();</text:span></text:p>
      <text:p text:style-name="P3"><text:span text:style-name="T18"><text:tab/><text:tab/><text:tab/></text:span><text:span text:style-name="T63">try </text:span><text:span text:style-name="T18">{</text:span></text:p>
      <text:p text:style-name="P3"><text:span text:style-name="T18"><text:tab/><text:tab/><text:tab/><text:tab/></text:span><text:span text:style-name="T7">sim</text:span><text:span text:style-name="T18">.</text:span><text:span text:style-name="T47">BuildModel</text:span><text:span text:style-name="T18">();</text:span></text:p>
      <text:p text:style-name="P3"><text:span text:style-name="T18"><text:tab/><text:tab/><text:tab/><text:tab/></text:span><text:span text:style-name="T7">sim</text:span><text:span text:style-name="T18">.</text:span><text:span text:style-name="T47">RunFor</text:span><text:span text:style-name="T18">(</text:span><text:span text:style-name="T53">new </text:span><text:span text:style-name="T47">TimeSpan</text:span><text:span text:style-name="T18">(</text:span><text:span text:style-name="T58">0</text:span><text:span text:style-name="T18">, </text:span><text:span text:style-name="T58">5</text:span><text:span text:style-name="T18">, </text:span><text:span text:style-name="T58">0</text:span><text:span text:style-name="T18">));</text:span></text:p>
      <text:p text:style-name="P3"><text:span text:style-name="T18"><text:tab/><text:tab/><text:tab/>} </text:span><text:span text:style-name="T63">catch</text:span><text:span text:style-name="T18">(</text:span><text:span text:style-name="T7">Exception ex</text:span><text:span text:style-name="T18">) {</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Message</text:span><text:span text:style-name="T18">);</text:span></text:p>
      <text:p text:style-name="P3"><text:span text:style-name="T18"><text:tab/><text:tab/><text:tab/><text:tab/></text:span><text:span text:style-name="T7">Console</text:span><text:span text:style-name="T18">.</text:span><text:span text:style-name="T47">WriteLine</text:span><text:span text:style-name="T18">(</text:span><text:span text:style-name="T7">ex</text:span><text:span text:style-name="T18">.</text:span><text:span text:style-name="T7">StackTrace</text:span><text:span text:style-name="T18">);</text:span></text:p>
      <text:p text:style-name="P4"><text:tab/><text:tab/><text:tab/>}</text:p>
      <text:p text:style-name="P4"><text:tab/><text:tab/>}</text:p>
      <text:p text:style-name="P4"><text:tab/><text:tab/></text:p>
      <text:p text:style-name="P3"><text:span text:style-name="T18"><text:tab/><text:tab/></text:span><text:span text:style-name="T40">void </text:span><text:span text:style-name="T47">Button2Click</text:span><text:span text:style-name="T18">(</text:span><text:span text:style-name="T40">object </text:span><text:span text:style-name="T7">sender</text:span><text:span text:style-name="T18">, </text:span><text:span text:style-name="T7">EventArgs e</text:span><text:span text:style-name="T18">)</text:span></text:p>
      <text:p text:style-name="P4"><text:tab/><text:tab/>{</text:p>
      <text:p text:style-name="P3"><text:span text:style-name="T18"><text:tab/><text:tab/><text:tab/></text:span><text:span text:style-name="T7">sim</text:span><text:span text:style-name="T18">.</text:span><text:span text:style-name="T47">Stop</text:span><text:span text:style-name="T18">();</text:span></text:p>
      <text:p text:style-name="P4"><text:tab/><text:tab/>}</text:p>
      <text:p text:style-name="P4"><text:tab/>}</text:p>
      <text:p text:style-name="P4">}</text:p>
      <text:p text:style-name="P4"/>
      <text:p text:style-name="P2">/*</text:p>
      <text:p text:style-name="P1"><text:s/>* Author: Matthias Gruber, PROFACTOR GmbH, Austria</text:p>
      <text:p text:style-name="P1"><text:s/>* Created 26.06.2009 22:14</text:p>
      <text:p text:style-name="P1"><text:s/>*/</text:p>
      <text:p text:style-name="P1"/>
      <text:p text:style-name="P3"><text:span text:style-name="T2">using </text:span><text:span text:style-name="T7">System</text:span><text:span text:style-name="T18">;</text:span></text:p>
      <text:p text:style-name="P3"><text:span text:style-name="T2">using </text:span><text:span text:style-name="T7">Profactor</text:span><text:span text:style-name="T18">.</text:span><text:span text:style-name="T7">SimEngine</text:span><text:span text:style-name="T18">.</text:span><text:span text:style-name="T7">Engine</text:span><text:span text:style-name="T18">;</text:span></text:p>
      <text:p text:style-name="P3"><text:span text:style-name="T2">using </text:span><text:span text:style-name="T7">Profactor</text:span><text:span text:style-name="T18">.</text:span><text:span text:style-name="T7">SimEngine</text:span><text:span text:style-name="T18">.</text:span><text:span text:style-name="T7">Templates</text:span><text:span text:style-name="T18">;</text:span></text:p>
      <text:p text:style-name="P4"/>
      <text:p text:style-name="P3"><text:span text:style-name="T2">namespace </text:span><text:span text:style-name="T7">Profactor</text:span><text:span text:style-name="T18">.</text:span><text:span text:style-name="T7">Siro</text:span><text:span text:style-name="T18">.</text:span><text:span text:style-name="T7">Tutorial</text:span></text:p>
      <text:p text:style-name="P4">{</text:p>
      <text:p text:style-name="P3"><text:span text:style-name="T18"><text:tab/></text:span><text:span text:style-name="T23">/// &lt;</text:span><text:span text:style-name="T24">summary</text:span><text:span text:style-name="T23">&gt;</text:span></text:p>
      <text:p text:style-name="P3"><text:span text:style-name="T23"><text:tab/>/// </text:span><text:span text:style-name="T3">Description of Simulation.</text:span></text:p>
      <text:p text:style-name="P3"><text:span text:style-name="T3"><text:tab/></text:span><text:span text:style-name="T23">/// &lt;</text:span><text:span text:style-name="T24">/summary</text:span><text:span text:style-name="T23">&gt;</text:span></text:p>
      <text:p text:style-name="P3"><text:span text:style-name="T23"><text:tab/></text:span><text:span text:style-name="T25">public </text:span><text:span text:style-name="T40">class </text:span><text:span text:style-name="T7">Simulation : DefaultSimulation</text:span></text:p>
      <text:p text:style-name="P3"><text:span text:style-name="T7"><text:tab/></text:span><text:span text:style-name="T18">{</text:span></text:p>
      <text:p text:style-name="P3"><text:span text:style-name="T18"><text:tab/><text:tab/></text:span><text:span text:style-name="T25">public </text:span><text:span text:style-name="T47">Simulation</text:span><text:span text:style-name="T18">(</text:span><text:span text:style-name="T42">int </text:span><text:span text:style-name="T7">seed</text:span><text:span text:style-name="T18">) </text:span><text:span text:style-name="T7">: </text:span><text:span text:style-name="T10">base</text:span><text:span text:style-name="T18">(</text:span><text:span text:style-name="T7">seed</text:span><text:span text:style-name="T18">) {}</text:span></text:p>
      <text:p text:style-name="P4"/>
      <text:p text:style-name="P3"><text:span text:style-name="T18"><text:tab/><text:tab/></text:span><text:span text:style-name="T25">public </text:span><text:span text:style-name="T67">override </text:span><text:span text:style-name="T40">void </text:span><text:span text:style-name="T47">OnBuildModel</text:span><text:span text:style-name="T18">()</text:span></text:p>
      <text:p text:style-name="P4"><text:tab/><text:tab/>{</text:p>
      <text:p text:style-name="P3"><text:span text:style-name="T18"><text:tab/><text:tab/><text:tab/></text:span><text:span text:style-name="T10">base</text:span><text:span text:style-name="T18">.</text:span><text:span text:style-name="T47">OnBuildModel</text:span><text:span text:style-name="T18">();</text:span></text:p>
      <text:p text:style-name="P3"><text:span text:style-name="T18"><text:tab/><text:tab/><text:tab/></text:span><text:span text:style-name="T7">Model</text:span><text:span text:style-name="T18">.</text:span><text:span text:style-name="T7">StartTime </text:span><text:span text:style-name="T18">= </text:span><text:span text:style-name="T53">new </text:span><text:span text:style-name="T47">DateTime</text:span><text:span text:style-name="T18">(</text:span><text:span text:style-name="T58">2009</text:span><text:span text:style-name="T18">, </text:span><text:span text:style-name="T58">6</text:span><text:span text:style-name="T18">, </text:span><text:span text:style-name="T58">3</text:span><text:span text:style-name="T18">, </text:span><text:span text:style-name="T58">12</text:span><text:span text:style-name="T18">, </text:span><text:span text:style-name="T58">15</text:span><text:span text:style-name="T18">, </text:span><text:span text:style-name="T58">18</text:span><text:span text:style-name="T18">);</text:span></text:p>
      <text:p text:style-name="P3"><text:span text:style-name="T18"><text:tab/><text:tab/><text:tab/></text:span><text:span text:style-name="T7">Model</text:span><text:span text:style-name="T18">.</text:span><text:span text:style-name="T47">AddObject</text:span><text:span text:style-name="T18">(</text:span><text:span text:style-name="T53">new </text:span><text:span text:style-name="T7">Source</text:span><text:span text:style-name="T18">&lt;</text:span><text:span text:style-name="T7">Product</text:span><text:span text:style-name="T18">&gt;(</text:span></text:p>
      <text:p text:style-name="P3"><text:span text:style-name="T18"><text:tab/><text:tab/><text:tab/><text:tab/><text:tab/></text:span><text:span text:style-name="T28">"TheSource"</text:span><text:span text:style-name="T18">, </text:span></text:p>
      <text:p text:style-name="P3"><text:span text:style-name="T18"><text:tab/><text:tab/><text:tab/><text:tab/><text:tab/></text:span><text:span text:style-name="T53">new</text:span><text:span text:style-name="T18"> </text:span><text:span text:style-name="T47">Gaussian</text:span><text:span text:style-name="T18">(</text:span><text:span text:style-name="T58">10d</text:span><text:span text:style-name="T18">, </text:span><text:span text:style-name="T58">3d</text:span><text:span text:style-name="T18">)));</text:span></text:p>
      <text:p text:style-name="P4"><text:tab/><text:tab/>}</text:p>
      <text:p text:style-name="P4"><text:tab/>}</text:p>
      <text:p text:style-name="P4">}</text:p>
      <text:p text:style-name="P4"><text:soft-page-break/></text:p>
      <text:p text:style-name="P4"/>
      <text:h text:style-name="Heading_20_2" text:outline-level="2">Step 2 of 4 – The Queue</text:h>
      <text:p text:style-name="Text_20_body">To code the next step, we will change our Simulation class to the following:</text:p>
      <text:p text:style-name="P13"><text:span text:style-name="T32">public </text:span><text:span text:style-name="T45">class </text:span><text:span text:style-name="T13">Simulation : DefaultSimulation</text:span></text:p>
      <text:p text:style-name="P5">{</text:p>
      <text:p text:style-name="P14"><text:span text:style-name="T21"><text:tab/></text:span><text:span text:style-name="T32">public </text:span><text:span text:style-name="T51">Simulation</text:span><text:span text:style-name="T21">(</text:span><text:span text:style-name="T46">int </text:span><text:span text:style-name="T13">seed</text:span><text:span text:style-name="T21">) </text:span><text:span text:style-name="T13">: </text:span><text:span text:style-name="T12">base</text:span><text:span text:style-name="T21">(</text:span><text:span text:style-name="T13">seed</text:span><text:span text:style-name="T21">) {}</text:span></text:p>
      <text:p text:style-name="P5"/>
      <text:p text:style-name="P14"><text:span text:style-name="T21"><text:tab/></text:span><text:span text:style-name="T32">public </text:span><text:span text:style-name="T69">override </text:span><text:span text:style-name="T45">void </text:span><text:span text:style-name="T51">OnBuildModel</text:span><text:span text:style-name="T21">() {</text:span></text:p>
      <text:p text:style-name="P14"><text:span text:style-name="T21"><text:tab/><text:tab/></text:span><text:span text:style-name="T12">base</text:span><text:span text:style-name="T21">.</text:span><text:span text:style-name="T51">OnBuildModel</text:span><text:span text:style-name="T21">();</text:span></text:p>
      <text:p text:style-name="P14"><text:span text:style-name="T21"><text:tab/><text:tab/></text:span><text:span text:style-name="T13">Model</text:span><text:span text:style-name="T21">.</text:span><text:span text:style-name="T13">StartTime </text:span><text:span text:style-name="T21">= </text:span><text:span text:style-name="T56">new </text:span><text:span text:style-name="T51">DateTime</text:span><text:span text:style-name="T21">(</text:span><text:span text:style-name="T61">2009</text:span><text:span text:style-name="T21">, </text:span><text:span text:style-name="T61">6</text:span><text:span text:style-name="T21">, </text:span><text:span text:style-name="T61">3</text:span><text:span text:style-name="T21">, </text:span><text:span text:style-name="T61">12</text:span><text:span text:style-name="T21">, </text:span><text:span text:style-name="T61">15</text:span><text:span text:style-name="T21">, </text:span><text:span text:style-name="T61">18</text:span><text:span text:style-name="T21">);</text:span></text:p>
      <text:p text:style-name="P5"><text:tab/><text:tab/></text:p>
      <text:p text:style-name="P14"><text:span text:style-name="T21"><text:tab/><text:tab/></text:span><text:span text:style-name="T13">Source</text:span><text:span text:style-name="T21">&lt;</text:span><text:span text:style-name="T13">Product</text:span><text:span text:style-name="T21">&gt; </text:span><text:span text:style-name="T13">source </text:span><text:span text:style-name="T21">= </text:span><text:span text:style-name="T56">new </text:span><text:span text:style-name="T13">Source</text:span><text:span text:style-name="T21">&lt;</text:span><text:span text:style-name="T13">Product</text:span><text:span text:style-name="T21">&gt;(</text:span><text:span text:style-name="T34">"TheSource"</text:span><text:span text:style-name="T21">, </text:span><text:span text:style-name="T56">new </text:span><text:span text:style-name="T51">Gaussian</text:span><text:span text:style-name="T21">(</text:span><text:span text:style-name="T61">10d</text:span><text:span text:style-name="T21">, </text:span><text:span text:style-name="T61">3d</text:span><text:span text:style-name="T21">));</text:span></text:p>
      <text:p text:style-name="P14"><text:span text:style-name="T21"><text:tab/><text:tab/></text:span><text:span text:style-name="T14">Queue</text:span><text:span text:style-name="T22">&lt;</text:span><text:span text:style-name="T14">Product</text:span><text:span text:style-name="T22">&gt; </text:span><text:span text:style-name="T14">queue </text:span><text:span text:style-name="T22">= </text:span><text:span text:style-name="T57">new </text:span><text:span text:style-name="T14">Queue</text:span><text:span text:style-name="T22">&lt;</text:span><text:span text:style-name="T14">Product</text:span><text:span text:style-name="T22">&gt;(</text:span><text:span text:style-name="T35">"TheQueue"</text:span><text:span text:style-name="T22">, </text:span><text:span text:style-name="T62">10</text:span><text:span text:style-name="T22">, </text:span><text:span text:style-name="T14">source</text:span><text:span text:style-name="T22">);</text:span></text:p>
      <text:p text:style-name="P5"><text:tab/><text:tab/></text:p>
      <text:p text:style-name="P14"><text:span text:style-name="T21"><text:tab/><text:tab/></text:span><text:span text:style-name="T13">Model</text:span><text:span text:style-name="T21">.</text:span><text:span text:style-name="T51">AddObject</text:span><text:span text:style-name="T21">(</text:span><text:span text:style-name="T13">source</text:span><text:span text:style-name="T21">);</text:span></text:p>
      <text:p text:style-name="P14"><text:span text:style-name="T21"><text:tab/><text:tab/></text:span><text:span text:style-name="T14">Model</text:span><text:span text:style-name="T22">.</text:span><text:span text:style-name="T52">AddObject</text:span><text:span text:style-name="T22">(</text:span><text:span text:style-name="T14">queue</text:span><text:span text:style-name="T22">);</text:span></text:p>
      <text:p text:style-name="P5"><text:tab/>}</text:p>
      <text:p text:style-name="P5">}</text:p>
      <text:p text:style-name="P4"/>
      <text:p text:style-name="P17">We now have a FIFO queue with a capacity of 10 items, which is linked to our source. As you can see, the queue constructor makes use of the source, this is why we now save our simulatin objects to local variables instead of constructing them directly in the <text:span text:style-name="T72">Model.AddObject</text:span> call.</text:p>
      <text:p text:style-name="P17">If you run the model now, you should see that the queue, after receiving 10 objects from the source, complains about being full and subsequently doesn't accept our items anymore:</text:p>
      <text:p text:style-name="P16">(…)</text:p>
      <text:p text:style-name="P10">03.06.2009 12:16:57 - [TheSource.ObjectCreated] raised.</text:p>
      <text:p text:style-name="P8">03.06.2009 12:17:09 - [TheSource.ObjectCreated] raised.</text:p>
      <text:p text:style-name="P8">03.06.2009 12:17:09 - TheQueue is full.</text:p>
      <text:p text:style-name="P8">03.06.2009 12:17:21 - [TheSource.ObjectCreated] raised.</text:p>
      <text:p text:style-name="P8">03.06.2009 12:17:21 - TheQueue did not accept the item SimulationObject10</text:p>
      <text:p text:style-name="P8">03.06.2009 12:17:35 - [TheSource.ObjectCreated] raised.</text:p>
      <text:p text:style-name="P16">(…)</text:p>
      <text:p text:style-name="P16"/>
      <text:h text:style-name="Heading_20_2" text:outline-level="2">Step 3 of 4 – The Server</text:h>
      <text:p text:style-name="P17">The <text:span text:style-name="T72">Server</text:span>, like the <text:span text:style-name="T72">Source</text:span> and the <text:span text:style-name="T72">Queue</text:span>, is a simulation object specifically created for this tutorial. In real world problems, using SiRO, you will derive the machines and other real world objects which you want to emulate from the <text:span text:style-name="T72">DefaultObject</text:span>, the <text:span text:style-name="T72">ResourceObject</text:span>, the <text:span text:style-name="T72">StateMachineObject</text:span>, the <text:span text:style-name="T72">MobileObject</text:span>, the <text:span text:style-name="T72">TaskObject</text:span> or from other basic templates we have created and add your own logic. This is the real power of the SiRO Framework – in contrast to many other simulation software, it allows you to create your own “templates” and offers extensive support in coding such. But for now, lets stick with the “Server” and have a look what it does: </text:p>
      <text:p text:style-name="P11"><text:span text:style-name="T31">public </text:span><text:span text:style-name="T66">override </text:span><text:span text:style-name="T39">void </text:span><text:span text:style-name="T50">OnBuildModel</text:span><text:span text:style-name="T17">() {</text:span></text:p>
      <text:p text:style-name="P14"><text:span text:style-name="T21"><text:tab/></text:span><text:span text:style-name="T12">base</text:span><text:span text:style-name="T21">.</text:span><text:span text:style-name="T51">OnBuildModel</text:span><text:span text:style-name="T21">();</text:span></text:p>
      <text:p text:style-name="P14"><text:span text:style-name="T21"><text:tab/></text:span><text:span text:style-name="T13">Model</text:span><text:span text:style-name="T21">.</text:span><text:span text:style-name="T13">StartTime </text:span><text:span text:style-name="T21">= </text:span><text:span text:style-name="T56">new </text:span><text:span text:style-name="T51">DateTime</text:span><text:span text:style-name="T21">(</text:span><text:span text:style-name="T61">2009</text:span><text:span text:style-name="T21">, </text:span><text:span text:style-name="T61">6</text:span><text:span text:style-name="T21">, </text:span><text:span text:style-name="T61">3</text:span><text:span text:style-name="T21">, </text:span><text:span text:style-name="T61">12</text:span><text:span text:style-name="T21">, </text:span><text:span text:style-name="T61">15</text:span><text:span text:style-name="T21">, </text:span><text:span text:style-name="T61">18</text:span><text:span text:style-name="T21">);</text:span></text:p>
      <text:p text:style-name="P5"><text:tab/><text:tab/></text:p>
      <text:p text:style-name="P14"><text:span text:style-name="T21"><text:tab/></text:span><text:span text:style-name="T13">Source</text:span><text:span text:style-name="T21">&lt;</text:span><text:span text:style-name="T13">Product</text:span><text:span text:style-name="T21">&gt; </text:span><text:span text:style-name="T13">source </text:span><text:span text:style-name="T21">= </text:span><text:span text:style-name="T56">new </text:span><text:span text:style-name="T13">Source</text:span><text:span text:style-name="T21">&lt;</text:span><text:span text:style-name="T13">Product</text:span><text:span text:style-name="T21">&gt;(</text:span><text:span text:style-name="T34">"TheSource"</text:span><text:span text:style-name="T21">, </text:span><text:span text:style-name="T53">new </text:span><text:span text:style-name="T51">Gaussian</text:span><text:span text:style-name="T21">(</text:span><text:span text:style-name="T61">10d</text:span><text:span text:style-name="T21">, </text:span><text:span text:style-name="T61">3d</text:span><text:span text:style-name="T21">));</text:span></text:p>
      <text:p text:style-name="P14"><text:span text:style-name="T21"><text:tab/></text:span><text:span text:style-name="T13">Queue</text:span><text:span text:style-name="T21">&lt;</text:span><text:span text:style-name="T13">Product</text:span><text:span text:style-name="T21">&gt; </text:span><text:span text:style-name="T13">queue </text:span><text:span text:style-name="T21">= </text:span><text:span text:style-name="T56">new </text:span><text:span text:style-name="T13">Queue</text:span><text:span text:style-name="T21">&lt;</text:span><text:span text:style-name="T13">Product</text:span><text:span text:style-name="T21">&gt;(</text:span><text:span text:style-name="T34">"TheQueue"</text:span><text:span text:style-name="T21">, </text:span><text:span text:style-name="T61">10</text:span><text:span text:style-name="T21">, </text:span><text:span text:style-name="T13">source</text:span><text:span text:style-name="T21">);</text:span></text:p>
      <text:p text:style-name="P14"><text:span text:style-name="T21"><text:tab/></text:span><text:span text:style-name="T14">Server</text:span><text:span text:style-name="T22">&lt;</text:span><text:span text:style-name="T14">Product</text:span><text:span text:style-name="T22">&gt; </text:span><text:span text:style-name="T14">server </text:span><text:span text:style-name="T22">= </text:span><text:span text:style-name="T57">new </text:span><text:span text:style-name="T14">Server</text:span><text:span text:style-name="T22">&lt;</text:span><text:span text:style-name="T14">Product</text:span><text:span text:style-name="T22">&gt;(</text:span><text:span text:style-name="T35">"TheServer"</text:span><text:span text:style-name="T22">, </text:span><text:span text:style-name="T14">queue</text:span><text:span text:style-name="T22">, </text:span><text:span text:style-name="T54">new </text:span><text:span text:style-name="T52">Gaussian</text:span><text:span text:style-name="T22">(</text:span><text:span text:style-name="T62">5d</text:span><text:span text:style-name="T22">, </text:span><text:span text:style-name="T62">1d</text:span><text:span text:style-name="T22">));</text:span></text:p>
      <text:p text:style-name="P5"><text:tab/><text:tab/><text:tab/></text:p>
      <text:p text:style-name="P14"><text:span text:style-name="T21"><text:tab/></text:span><text:span text:style-name="T13">Model</text:span><text:span text:style-name="T21">.</text:span><text:span text:style-name="T51">AddObject</text:span><text:span text:style-name="T21">(</text:span><text:span text:style-name="T13">source</text:span><text:span text:style-name="T21">);</text:span></text:p>
      <text:p text:style-name="P14"><text:span text:style-name="T21"><text:tab/></text:span><text:span text:style-name="T13">Model</text:span><text:span text:style-name="T21">.</text:span><text:span text:style-name="T51">AddObject</text:span><text:span text:style-name="T21">(</text:span><text:span text:style-name="T13">queue</text:span><text:span text:style-name="T21">);</text:span></text:p>
      <text:p text:style-name="P14"><text:span text:style-name="T21"><text:tab/></text:span><text:span text:style-name="T14">Model</text:span><text:span text:style-name="T22">.</text:span><text:span text:style-name="T52">AddObject</text:span><text:span text:style-name="T22">(</text:span><text:span text:style-name="T14">server</text:span><text:span text:style-name="T22">);</text:span></text:p>
      <text:p text:style-name="P5">}</text:p>
      <text:p text:style-name="P16"/>
      <text:p text:style-name="P17"><text:soft-page-break/>This does nothing obviously. We could switch the server's autostart on, but this wouldn't change a thing, because the server is designed to stop if the queue is empty. The only result would be an additional line of logging output:</text:p>
      <text:p text:style-name="P18">03.06.2009 12:15:18 - TheServer was unable to take an item from TheQueue and has stopped.</text:p>
      <text:p text:style-name="P17">So we have to start the <text:span text:style-name="T72">Server</text:span> when the <text:span text:style-name="T72">Queue</text:span> has something for us. Therefore we need to hook into the event which fires, when the source produces something. First we will write a method which can handle the source output. Usually you will have to use the IntelliSense feature of your development environment or something like Lutz Roeders .NET Reflector to find out which signature the event handler needs to have, but I will spare you the trouble. Add the following method to your <text:span text:style-name="T72">Simulation</text:span> class:</text:p>
      <text:p text:style-name="Standard"><text:span text:style-name="T25">private </text:span><text:span text:style-name="T40">void </text:span><text:span text:style-name="T47">OnSourceFired</text:span><text:span text:style-name="T18">(</text:span><text:span text:style-name="T7">IObject sender</text:span><text:span text:style-name="T18">, </text:span><text:span text:style-name="T7">Product item</text:span><text:span text:style-name="T18">) {}</text:span></text:p>
      <text:p text:style-name="P16"/>
      <text:p text:style-name="P16">To be able to access the server in this method, we will have to make it a class variable:</text:p>
      <text:p text:style-name="P13"><text:span text:style-name="T32">public </text:span><text:span text:style-name="T45">class </text:span><text:span text:style-name="T13">Simulation : DefaultSimulation</text:span></text:p>
      <text:p text:style-name="P5">{</text:p>
      <text:p text:style-name="P14"><text:span text:style-name="T21"><text:tab/></text:span><text:span text:style-name="T33">private </text:span><text:span text:style-name="T14">Server</text:span><text:span text:style-name="T22">&lt;</text:span><text:span text:style-name="T14">Product</text:span><text:span text:style-name="T22">&gt; </text:span><text:span text:style-name="T14">server</text:span><text:span text:style-name="T22">;</text:span></text:p>
      <text:p text:style-name="P5"><text:tab/><text:tab/></text:p>
      <text:p text:style-name="P14"><text:span text:style-name="T21"><text:tab/></text:span><text:span text:style-name="T32">public </text:span><text:span text:style-name="T51">Simulation</text:span><text:span text:style-name="T21">(</text:span><text:span text:style-name="T46">int </text:span><text:span text:style-name="T13">seed</text:span><text:span text:style-name="T21">) </text:span><text:span text:style-name="T13">: </text:span><text:span text:style-name="T12">base</text:span><text:span text:style-name="T21">(</text:span><text:span text:style-name="T13">seed</text:span><text:span text:style-name="T21">) {}</text:span></text:p>
      <text:p text:style-name="P5"/>
      <text:p text:style-name="P14"><text:span text:style-name="T21"><text:tab/></text:span><text:span text:style-name="T32">public </text:span><text:span text:style-name="T69">override </text:span><text:span text:style-name="T45">void </text:span><text:span text:style-name="T51">OnBuildModel</text:span><text:span text:style-name="T21">() {</text:span></text:p>
      <text:p text:style-name="P14"><text:span text:style-name="T21"><text:tab/><text:tab/></text:span><text:span text:style-name="T12">base</text:span><text:span text:style-name="T21">.</text:span><text:span text:style-name="T51">OnBuildModel</text:span><text:span text:style-name="T21">();</text:span></text:p>
      <text:p text:style-name="P14"><text:span text:style-name="T21"><text:tab/><text:tab/></text:span><text:span text:style-name="T13">Model</text:span><text:span text:style-name="T21">.</text:span><text:span text:style-name="T13">StartTime </text:span><text:span text:style-name="T21">= </text:span><text:span text:style-name="T56">new </text:span><text:span text:style-name="T51">DateTime</text:span><text:span text:style-name="T21">(</text:span><text:span text:style-name="T61">2009</text:span><text:span text:style-name="T21">, </text:span><text:span text:style-name="T61">6</text:span><text:span text:style-name="T21">, </text:span><text:span text:style-name="T61">3</text:span><text:span text:style-name="T21">, </text:span><text:span text:style-name="T61">12</text:span><text:span text:style-name="T21">, </text:span><text:span text:style-name="T61">15</text:span><text:span text:style-name="T21">, </text:span><text:span text:style-name="T61">18</text:span><text:span text:style-name="T21">);</text:span></text:p>
      <text:p text:style-name="P5"><text:tab/><text:tab/><text:tab/></text:p>
      <text:p text:style-name="P14"><text:span text:style-name="T21"><text:tab/><text:tab/></text:span><text:span text:style-name="T13">Source</text:span><text:span text:style-name="T21">&lt;</text:span><text:span text:style-name="T13">Product</text:span><text:span text:style-name="T21">&gt; </text:span><text:span text:style-name="T13">source </text:span><text:span text:style-name="T21">= </text:span><text:span text:style-name="T56">new </text:span><text:span text:style-name="T13">Source</text:span><text:span text:style-name="T21">&lt;</text:span><text:span text:style-name="T13">Product</text:span><text:span text:style-name="T21">&gt;(</text:span><text:span text:style-name="T34">"TheSource"</text:span><text:span text:style-name="T21">, </text:span><text:span text:style-name="T56">new </text:span><text:span text:style-name="T51">Gaussian</text:span><text:span text:style-name="T21">(</text:span><text:span text:style-name="T61">10d</text:span><text:span text:style-name="T21">, </text:span><text:span text:style-name="T61">3d</text:span><text:span text:style-name="T21">));</text:span></text:p>
      <text:p text:style-name="P14"><text:span text:style-name="T21"><text:tab/><text:tab/></text:span><text:span text:style-name="T13">Queue</text:span><text:span text:style-name="T21">&lt;</text:span><text:span text:style-name="T13">Product</text:span><text:span text:style-name="T21">&gt; </text:span><text:span text:style-name="T13">queue </text:span><text:span text:style-name="T21">= </text:span><text:span text:style-name="T56">new </text:span><text:span text:style-name="T13">Queue</text:span><text:span text:style-name="T21">&lt;</text:span><text:span text:style-name="T13">Product</text:span><text:span text:style-name="T21">&gt;(</text:span><text:span text:style-name="T34">"TheQueue"</text:span><text:span text:style-name="T21">, </text:span><text:span text:style-name="T61">10</text:span><text:span text:style-name="T21">, </text:span><text:span text:style-name="T13">source</text:span><text:span text:style-name="T21">);</text:span></text:p>
      <text:p text:style-name="P14"><text:span text:style-name="T21"><text:tab/><text:tab/></text:span><text:span text:style-name="T14">server </text:span><text:span text:style-name="T22">= </text:span><text:span text:style-name="T57">new </text:span><text:span text:style-name="T14">Server</text:span><text:span text:style-name="T22">&lt;</text:span><text:span text:style-name="T14">Product</text:span><text:span text:style-name="T22">&gt;(</text:span><text:span text:style-name="T35">"TheServer"</text:span><text:span text:style-name="T22">, </text:span><text:span text:style-name="T14">queue</text:span><text:span text:style-name="T22">, </text:span><text:span text:style-name="T57">new </text:span><text:span text:style-name="T52">G</text:span><text:span text:style-name="T52">aussian</text:span><text:span text:style-name="T22">(</text:span><text:span text:style-name="T62">5d</text:span><text:span text:style-name="T22">, </text:span><text:span text:style-name="T62">1d</text:span><text:span text:style-name="T22">));</text:span></text:p>
      <text:p text:style-name="P5"><text:tab/><text:tab/></text:p>
      <text:p text:style-name="P14"><text:span text:style-name="T21"><text:tab/><text:tab/></text:span><text:span text:style-name="T13">Model</text:span><text:span text:style-name="T21">.</text:span><text:span text:style-name="T51">AddObject</text:span><text:span text:style-name="T21">(</text:span><text:span text:style-name="T13">sourc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queu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server</text:span><text:span text:style-name="T21">);</text:span></text:p>
      <text:p text:style-name="P5"><text:tab/>}</text:p>
      <text:p text:style-name="P5"><text:tab/><text:tab/></text:p>
      <text:p text:style-name="P14"><text:span text:style-name="T21"><text:tab/></text:span><text:span text:style-name="T32">private </text:span><text:span text:style-name="T45">void </text:span><text:span text:style-name="T51">OnSourceFired</text:span><text:span text:style-name="T21">(</text:span><text:span text:style-name="T13">IObject sender</text:span><text:span text:style-name="T21">, </text:span><text:span text:style-name="T13">Product item</text:span><text:span text:style-name="T21">) {}</text:span></text:p>
      <text:p text:style-name="P5">}</text:p>
      <text:p text:style-name="P16"/>
      <text:p text:style-name="P17">Now we only have to link the <text:span text:style-name="T72">OnSourceFired</text:span> method to the source event and start the server in the new event handler:</text:p>
      <text:p text:style-name="P13"><text:span text:style-name="T32">public </text:span><text:span text:style-name="T45">class </text:span><text:span text:style-name="T13">Simulation : DefaultSimulation</text:span></text:p>
      <text:p text:style-name="P5">{</text:p>
      <text:p text:style-name="P14"><text:span text:style-name="T21"><text:tab/></text:span><text:span text:style-name="T32">private </text:span><text:span text:style-name="T13">Server</text:span><text:span text:style-name="T21">&lt;</text:span><text:span text:style-name="T13">Product</text:span><text:span text:style-name="T21">&gt; </text:span><text:span text:style-name="T13">server</text:span><text:span text:style-name="T21">;</text:span></text:p>
      <text:p text:style-name="P5"><text:tab/></text:p>
      <text:p text:style-name="P14"><text:span text:style-name="T21"><text:tab/></text:span><text:span text:style-name="T32">public </text:span><text:span text:style-name="T51">Simulation</text:span><text:span text:style-name="T21">(</text:span><text:span text:style-name="T46">int </text:span><text:span text:style-name="T13">seed</text:span><text:span text:style-name="T21">) </text:span><text:span text:style-name="T13">: </text:span><text:span text:style-name="T12">base</text:span><text:span text:style-name="T21">(</text:span><text:span text:style-name="T13">seed</text:span><text:span text:style-name="T21">) {}</text:span></text:p>
      <text:p text:style-name="P5"/>
      <text:p text:style-name="P14"><text:span text:style-name="T21"><text:tab/></text:span><text:span text:style-name="T32">public </text:span><text:span text:style-name="T69">override </text:span><text:span text:style-name="T45">void </text:span><text:span text:style-name="T51">OnBuildModel</text:span><text:span text:style-name="T21">() {</text:span></text:p>
      <text:p text:style-name="P14"><text:span text:style-name="T21"><text:tab/><text:tab/></text:span><text:span text:style-name="T12">base</text:span><text:span text:style-name="T21">.</text:span><text:span text:style-name="T51">OnBuildModel</text:span><text:span text:style-name="T21">();</text:span></text:p>
      <text:p text:style-name="P14"><text:span text:style-name="T21"><text:tab/><text:tab/></text:span><text:span text:style-name="T13">Model</text:span><text:span text:style-name="T21">.</text:span><text:span text:style-name="T13">StartTime </text:span><text:span text:style-name="T21">= </text:span><text:span text:style-name="T56">new </text:span><text:span text:style-name="T51">DateTime</text:span><text:span text:style-name="T21">(</text:span><text:span text:style-name="T61">2009</text:span><text:span text:style-name="T21">, </text:span><text:span text:style-name="T61">6</text:span><text:span text:style-name="T21">, </text:span><text:span text:style-name="T61">3</text:span><text:span text:style-name="T21">, </text:span><text:span text:style-name="T61">12</text:span><text:span text:style-name="T21">, </text:span><text:span text:style-name="T61">15</text:span><text:span text:style-name="T21">, </text:span><text:span text:style-name="T61">18</text:span><text:span text:style-name="T21">);</text:span></text:p>
      <text:p text:style-name="P5"><text:tab/><text:tab/></text:p>
      <text:p text:style-name="P14"><text:span text:style-name="T21"><text:tab/><text:tab/></text:span><text:span text:style-name="T13">Source</text:span><text:span text:style-name="T21">&lt;</text:span><text:span text:style-name="T13">Product</text:span><text:span text:style-name="T21">&gt; </text:span><text:span text:style-name="T13">source </text:span><text:span text:style-name="T21">= </text:span><text:span text:style-name="T56">new </text:span><text:span text:style-name="T13">Source</text:span><text:span text:style-name="T21">&lt;</text:span><text:span text:style-name="T13">Product</text:span><text:span text:style-name="T21">&gt;(</text:span><text:span text:style-name="T34">"TheSource"</text:span><text:span text:style-name="T21">, </text:span><text:span text:style-name="T56">new </text:span><text:span text:style-name="T51">Gaussian</text:span><text:span text:style-name="T21">(</text:span><text:span text:style-name="T61">10d</text:span><text:span text:style-name="T21">, </text:span><text:span text:style-name="T61">3d</text:span><text:span text:style-name="T21">));</text:span></text:p>
      <text:p text:style-name="P14"><text:span text:style-name="T21"><text:tab/><text:tab/></text:span><text:span text:style-name="T13">Queue</text:span><text:span text:style-name="T21">&lt;</text:span><text:span text:style-name="T13">Product</text:span><text:span text:style-name="T21">&gt; </text:span><text:span text:style-name="T13">queue </text:span><text:span text:style-name="T21">= </text:span><text:span text:style-name="T56">new </text:span><text:span text:style-name="T13">Queue</text:span><text:span text:style-name="T21">&lt;</text:span><text:span text:style-name="T13">Product</text:span><text:span text:style-name="T21">&gt;(</text:span><text:span text:style-name="T34">"TheQueue"</text:span><text:span text:style-name="T21">, </text:span><text:span text:style-name="T61">10</text:span><text:span text:style-name="T21">, </text:span><text:span text:style-name="T13">source</text:span><text:span text:style-name="T21">);</text:span></text:p>
      <text:p text:style-name="P14"><text:span text:style-name="T21"><text:tab/><text:tab/></text:span><text:span text:style-name="T13">server </text:span><text:span text:style-name="T21">= </text:span><text:span text:style-name="T56">new </text:span><text:span text:style-name="T13">Server</text:span><text:span text:style-name="T21">&lt;</text:span><text:span text:style-name="T13">Product</text:span><text:span text:style-name="T21">&gt;(</text:span><text:span text:style-name="T34">"TheServer"</text:span><text:span text:style-name="T21">, </text:span><text:span text:style-name="T13">queue</text:span><text:span text:style-name="T21">, </text:span><text:span text:style-name="T56">new </text:span><text:span text:style-name="T51">Gaussian</text:span><text:span text:style-name="T21">(</text:span><text:span text:style-name="T61">5d</text:span><text:span text:style-name="T21">, </text:span><text:span text:style-name="T61">1d</text:span><text:span text:style-name="T21">));</text:span></text:p>
      <text:p text:style-name="P5"><text:tab/><text:tab/></text:p>
      <text:p text:style-name="P14"><text:span text:style-name="T21"><text:tab/><text:tab/></text:span><text:span text:style-name="T13">Model</text:span><text:span text:style-name="T21">.</text:span><text:span text:style-name="T51">AddObject</text:span><text:span text:style-name="T21">(</text:span><text:span text:style-name="T13">sourc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queu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server</text:span><text:span text:style-name="T21">);</text:span></text:p>
      <text:p text:style-name="P5"><text:tab/><text:tab/></text:p>
      <text:p text:style-name="P14"><text:span text:style-name="T21"><text:tab/><text:tab/></text:span><text:span text:style-name="T14">source</text:span><text:span text:style-name="T22">.</text:span><text:span text:style-name="T14">ProduceObjectEvent</text:span><text:span text:style-name="T22">.</text:span><text:span text:style-name="T52">AddHandler</text:span><text:span text:style-name="T22">(</text:span><text:span text:style-name="T14">OnSourceFired</text:span><text:span text:style-name="T22">);</text:span></text:p>
      <text:p text:style-name="P5"><text:tab/>}</text:p>
      <text:p text:style-name="P5"><text:tab/></text:p>
      <text:p text:style-name="P14"><text:span text:style-name="T21"><text:tab/></text:span><text:span text:style-name="T32">private </text:span><text:span text:style-name="T45">void </text:span><text:span text:style-name="T51">OnSourceFired</text:span><text:span text:style-name="T21">(</text:span><text:span text:style-name="T13">IObject sender</text:span><text:span text:style-name="T21">, </text:span><text:span text:style-name="T13">Product item</text:span><text:span text:style-name="T21">) {</text:span></text:p>
      <text:p text:style-name="P14"><text:span text:style-name="T21"><text:tab/><text:tab/></text:span><text:span text:style-name="T14">server</text:span><text:span text:style-name="T22">.</text:span><text:span text:style-name="T52">Start</text:span><text:span text:style-name="T22">();</text:span></text:p>
      <text:p text:style-name="P5"><text:soft-page-break/><text:tab/>}</text:p>
      <text:p text:style-name="P5">}</text:p>
      <text:p text:style-name="P16"/>
      <text:p text:style-name="P17">It doesn't really matter where you put the code to hook into the event, as long as you do it after the source has been created. This seems to work but there are still a cosmetic flaws in this: the server is started no matter if it is already running. This doesn't hurt because the server's start method checks for that, but you only know this because I just told you. So we will change the code to:</text:p>
      <text:p text:style-name="Standard"><text:span text:style-name="T25">private </text:span><text:span text:style-name="T40">void </text:span><text:span text:style-name="T47">OnSourceFired</text:span><text:span text:style-name="T18">(</text:span><text:span text:style-name="T7">IObject sender</text:span><text:span text:style-name="T18">, </text:span><text:span text:style-name="T7">Product item</text:span><text:span text:style-name="T18">) {</text:span></text:p>
      <text:p text:style-name="P3"><text:span text:style-name="T18"><text:tab/></text:span><text:span text:style-name="T27">if</text:span><text:span text:style-name="T19">(!</text:span><text:span text:style-name="T8">server</text:span><text:span text:style-name="T19">.</text:span><text:span text:style-name="T8">Busy</text:span><text:span text:style-name="T19">)</text:span><text:span text:style-name="T18"> </text:span><text:span text:style-name="T7">server</text:span><text:span text:style-name="T18">.</text:span><text:span text:style-name="T47">Start</text:span><text:span text:style-name="T18">();</text:span></text:p>
      <text:p text:style-name="P4">}</text:p>
      <text:p text:style-name="P4"/>
      <text:p text:style-name="P17">Now, the queue doesn't run full any more, but due to the server being constantly faster than the source, it has to be restarted every time. Lets change some numbers to see the different effect:</text:p>
      <text:p text:style-name="Standard"><text:span text:style-name="T7">Source</text:span><text:span text:style-name="T18">&lt;</text:span><text:span text:style-name="T7">Product</text:span><text:span text:style-name="T18">&gt; </text:span><text:span text:style-name="T7">source </text:span><text:span text:style-name="T18">= </text:span><text:span text:style-name="T53">new </text:span><text:span text:style-name="T7">Source</text:span><text:span text:style-name="T18">&lt;</text:span><text:span text:style-name="T7">Product</text:span><text:span text:style-name="T18">&gt;(</text:span><text:span text:style-name="T28">"TheSource"</text:span><text:span text:style-name="T18">, </text:span><text:span text:style-name="T53">new </text:span><text:span text:style-name="T47">Gaussian</text:span><text:span text:style-name="T18">(</text:span><text:span text:style-name="T59">5d</text:span><text:span text:style-name="T19">, </text:span><text:span text:style-name="T59">1d</text:span><text:span text:style-name="T18">));</text:span></text:p>
      <text:p text:style-name="P4">(...)</text:p>
      <text:p text:style-name="P3"><text:span text:style-name="T7">server </text:span><text:span text:style-name="T18">= </text:span><text:span text:style-name="T53">new </text:span><text:span text:style-name="T7">Server</text:span><text:span text:style-name="T18">&lt;</text:span><text:span text:style-name="T7">Product</text:span><text:span text:style-name="T18">&gt;(</text:span><text:span text:style-name="T28">"TheServer"</text:span><text:span text:style-name="T18">, </text:span><text:span text:style-name="T7">queue</text:span><text:span text:style-name="T18">, </text:span><text:span text:style-name="T53">new </text:span><text:span text:style-name="T47">Gaussian</text:span><text:span text:style-name="T18">(</text:span><text:span text:style-name="T59">10d</text:span><text:span text:style-name="T19">, </text:span><text:span text:style-name="T59">3d</text:span><text:span text:style-name="T18">));</text:span></text:p>
      <text:p text:style-name="P16"/>
      <text:p text:style-name="P17">As you can see I have just switched the distributions between source and server. The result is, that the server is constantly busy, but after about two minutes (simulation time) the queue runs full again. Feel free to experiment with different numbers and distributions.</text:p>
      <text:h text:style-name="P33" text:outline-level="2">Step 4 of 4 – The Sink</text:h>
      <text:p text:style-name="P17">A sink template has been created for this tutorial. In most simulation environments you have to use a sink to “close” the model. These sinks usually just discard the items they receive. To me this makes no sense at all; if you want to have this behavior, you do not need a sink object. (As you have just seen, in SiRO the model works perfectly without a sink.) So the sink used here saves the items it gets in an internal list, so you can look up which have already left the server. The obvious disadvantage is that the memory consumption of the sink object will grow constantly of course. So if you do not need references to your products, just leave the sink away. </text:p>
      <text:p text:style-name="P17">We will now create the sink and change the server constructor as below:</text:p>
      <text:p text:style-name="Standard"><text:span text:style-name="T25">public </text:span><text:span text:style-name="T67">override </text:span><text:span text:style-name="T40">void </text:span><text:span text:style-name="T47">OnBuildModel</text:span><text:span text:style-name="T18">() {</text:span></text:p>
      <text:p text:style-name="P3"><text:span text:style-name="T18"><text:tab/></text:span><text:span text:style-name="T10">base</text:span><text:span text:style-name="T18">.</text:span><text:span text:style-name="T47">OnBuildModel</text:span><text:span text:style-name="T18">();</text:span></text:p>
      <text:p text:style-name="P3"><text:span text:style-name="T18"><text:tab/></text:span><text:span text:style-name="T7">Model</text:span><text:span text:style-name="T18">.</text:span><text:span text:style-name="T7">StartTime </text:span><text:span text:style-name="T18">= </text:span><text:span text:style-name="T53">new </text:span><text:span text:style-name="T47">DateTime</text:span><text:span text:style-name="T18">(</text:span><text:span text:style-name="T58">2009</text:span><text:span text:style-name="T18">, </text:span><text:span text:style-name="T58">6</text:span><text:span text:style-name="T18">, </text:span><text:span text:style-name="T58">3</text:span><text:span text:style-name="T18">, </text:span><text:span text:style-name="T58">12</text:span><text:span text:style-name="T18">, </text:span><text:span text:style-name="T58">15</text:span><text:span text:style-name="T18">, </text:span><text:span text:style-name="T58">18</text:span><text:span text:style-name="T18">);</text:span></text:p>
      <text:p text:style-name="P4"><text:tab/></text:p>
      <text:p text:style-name="P3"><text:span text:style-name="T18"><text:tab/></text:span><text:span text:style-name="T7">Source</text:span><text:span text:style-name="T18">&lt;</text:span><text:span text:style-name="T7">Product</text:span><text:span text:style-name="T18">&gt; </text:span><text:span text:style-name="T7">source </text:span><text:span text:style-name="T18">= </text:span><text:span text:style-name="T53">new </text:span><text:span text:style-name="T7">Source</text:span><text:span text:style-name="T18">&lt;</text:span><text:span text:style-name="T7">Product</text:span><text:span text:style-name="T18">&gt;(</text:span><text:span text:style-name="T28">"TheSource"</text:span><text:span text:style-name="T18">, </text:span><text:span text:style-name="T53">new </text:span><text:span text:style-name="T47">Gaussian</text:span><text:span text:style-name="T18">(</text:span><text:span text:style-name="T58">5d</text:span><text:span text:style-name="T18">, </text:span><text:span text:style-name="T58">1d</text:span><text:span text:style-name="T18">));</text:span></text:p>
      <text:p text:style-name="P3"><text:span text:style-name="T18"><text:tab/></text:span><text:span text:style-name="T7">Queue</text:span><text:span text:style-name="T18">&lt;</text:span><text:span text:style-name="T7">Product</text:span><text:span text:style-name="T18">&gt; </text:span><text:span text:style-name="T7">queue </text:span><text:span text:style-name="T18">= </text:span><text:span text:style-name="T53">new </text:span><text:span text:style-name="T7">Queue</text:span><text:span text:style-name="T18">&lt;</text:span><text:span text:style-name="T7">Product</text:span><text:span text:style-name="T18">&gt;(</text:span><text:span text:style-name="T28">"TheQueue"</text:span><text:span text:style-name="T18">, </text:span><text:span text:style-name="T58">10</text:span><text:span text:style-name="T18">, </text:span><text:span text:style-name="T7">source</text:span><text:span text:style-name="T18">);</text:span></text:p>
      <text:p text:style-name="P3"><text:span text:style-name="T18"><text:tab/></text:span><text:span text:style-name="T8">Sink</text:span><text:span text:style-name="T19">&lt;</text:span><text:span text:style-name="T8">Product</text:span><text:span text:style-name="T19">&gt; </text:span><text:span text:style-name="T8">sink </text:span><text:span text:style-name="T19">= </text:span><text:span text:style-name="T54">new </text:span><text:span text:style-name="T8">Sink</text:span><text:span text:style-name="T19">&lt;</text:span><text:span text:style-name="T8">Product</text:span><text:span text:style-name="T19">&gt;(</text:span><text:span text:style-name="T29">"TheSink"</text:span><text:span text:style-name="T19">);</text:span></text:p>
      <text:p text:style-name="P3"><text:span text:style-name="T18"><text:tab/></text:span><text:span text:style-name="T7">server </text:span><text:span text:style-name="T18">= </text:span><text:span text:style-name="T53">new </text:span><text:span text:style-name="T7">Server</text:span><text:span text:style-name="T18">&lt;</text:span><text:span text:style-name="T7">Product</text:span><text:span text:style-name="T18">&gt;(</text:span><text:span text:style-name="T28">"TheServer"</text:span><text:span text:style-name="T18">, </text:span><text:span text:style-name="T7">queue</text:span><text:span text:style-name="T18">, </text:span><text:span text:style-name="T8">sink</text:span><text:span text:style-name="T18">, </text:span><text:span text:style-name="T53">new </text:span><text:span text:style-name="T47">Gaussian</text:span><text:span text:style-name="T18">(</text:span><text:span text:style-name="T58">10d</text:span><text:span text:style-name="T18">, </text:span><text:span text:style-name="T58">3d</text:span><text:span text:style-name="T18">));</text:span></text:p>
      <text:p text:style-name="P4"><text:tab/></text:p>
      <text:p text:style-name="P3"><text:span text:style-name="T18"><text:tab/></text:span><text:span text:style-name="T7">Model</text:span><text:span text:style-name="T18">.</text:span><text:span text:style-name="T47">AddObject</text:span><text:span text:style-name="T18">(</text:span><text:span text:style-name="T7">source</text:span><text:span text:style-name="T18">);</text:span></text:p>
      <text:p text:style-name="P3"><text:span text:style-name="T18"><text:tab/></text:span><text:span text:style-name="T7">Model</text:span><text:span text:style-name="T18">.</text:span><text:span text:style-name="T47">AddObject</text:span><text:span text:style-name="T18">(</text:span><text:span text:style-name="T7">queue</text:span><text:span text:style-name="T18">);</text:span></text:p>
      <text:p text:style-name="P3"><text:span text:style-name="T18"><text:tab/></text:span><text:span text:style-name="T7">Model</text:span><text:span text:style-name="T18">.</text:span><text:span text:style-name="T47">AddObject</text:span><text:span text:style-name="T18">(</text:span><text:span text:style-name="T7">server</text:span><text:span text:style-name="T18">);</text:span></text:p>
      <text:p text:style-name="P3"><text:span text:style-name="T18"><text:tab/></text:span><text:span text:style-name="T8">Model</text:span><text:span text:style-name="T19">.</text:span><text:span text:style-name="T48">AddObject</text:span><text:span text:style-name="T19">(</text:span><text:span text:style-name="T8">sink</text:span><text:span text:style-name="T19">);</text:span></text:p>
      <text:p text:style-name="P4"><text:tab/></text:p>
      <text:p text:style-name="P3"><text:span text:style-name="T18"><text:tab/></text:span><text:span text:style-name="T7">source</text:span><text:span text:style-name="T18">.</text:span><text:span text:style-name="T7">ProduceObjectEvent</text:span><text:span text:style-name="T18">.</text:span><text:span text:style-name="T47">AddHandler</text:span><text:span text:style-name="T18">(</text:span><text:span text:style-name="T7">OnSourceFired</text:span><text:span text:style-name="T18">);</text:span></text:p>
      <text:p text:style-name="P4">}</text:p>
      <text:p text:style-name="P16"/>
      <text:p text:style-name="P20"><text:span text:style-name="T15">This changes the output due to the fact that the sink's logging is on by default. If you want a different kind of sink you can implement your own AbstractSink&lt;Product&gt; or just an ISink&lt;Product&gt; but this will not be covered in this tutorial. (the same goes for the other templates used here) We will now change the model to run until the sink has received fifty items instead of running 5 minutes (simulation time) and call it a day. If you haven't changed the distributions you </text:span><text:soft-page-break/><text:span text:style-name="T15">will notice that the source produces 73 items until the sink has received 50. This is due to the fact that as soon as the queue is full it doesn't accept items. Those items produced by the source while the queue is full are discarded by default. You can of course do something to change this, e.g. open up a second “production line” which is used when the first is full or just stop the source when the queue becomes filled and start it again when the queue's fill state</text:span><text:span text:style-name="T15"><text:note text:id="ftn2" text:note-class="footnote"><text:note-citation>2</text:note-citation><text:note-body><text:p text:style-name="Footnote">You can set a FillStateChangedHandler for the Queue</text:p></text:note-body></text:note></text:span><text:span text:style-name="T15"> has dropped to a certain number again. This is left as an exercise to the reader. To be sure everything was done correctly I have pasted the complete code of the </text:span><text:span text:style-name="T16">Simulation</text:span><text:span text:style-name="T15"> class and the </text:span><text:span text:style-name="T16">MainForm</text:span><text:span text:style-name="T15"> class below and highlighted the last additions / changes as usual:</text:span></text:p>
      <text:p text:style-name="P13"><text:span text:style-name="T32">publi</text:span><text:span text:style-name="T32">c </text:span><text:span text:style-name="T37">partial </text:span><text:span text:style-name="T45">class </text:span><text:span text:style-name="T13">MainForm : Form</text:span></text:p>
      <text:p text:style-name="P5">{</text:p>
      <text:p text:style-name="P14"><text:span text:style-name="T21"><text:tab/></text:span><text:span text:style-name="T13">Simulation sim</text:span><text:span text:style-name="T21">;</text:span></text:p>
      <text:p text:style-name="P5"><text:tab/></text:p>
      <text:p text:style-name="P14"><text:span text:style-name="T21"><text:tab/></text:span><text:span text:style-name="T32">public </text:span><text:span text:style-name="T51">MainForm</text:span><text:span text:style-name="T21">() {</text:span></text:p>
      <text:p text:style-name="P14"><text:span text:style-name="T21"><text:tab/><text:tab/></text:span><text:span text:style-name="T51">InitializeComponent</text:span><text:span text:style-name="T21">();</text:span></text:p>
      <text:p text:style-name="P14"><text:span text:style-name="T21"><text:tab/><text:tab/></text:span><text:span text:style-name="T13">Console</text:span><text:span text:style-name="T21">.</text:span><text:span text:style-name="T51">SetOut</text:span><text:span text:style-name="T21">(</text:span><text:span text:style-name="T56">new </text:span><text:span text:style-name="T51">ConsoleRedirector</text:span><text:span text:style-name="T21">(</text:span><text:span text:style-name="T13">richTextBox1</text:span><text:span text:style-name="T21">));</text:span></text:p>
      <text:p text:style-name="P14"><text:span text:style-name="T21"><text:tab/><text:tab/></text:span><text:span text:style-name="T13">sim </text:span><text:span text:style-name="T21">= </text:span><text:span text:style-name="T56">new </text:span><text:span text:style-name="T51">Simulation</text:span><text:span text:style-name="T21">(</text:span><text:span text:style-name="T61">123</text:span><text:span text:style-name="T21">);</text:span></text:p>
      <text:p text:style-name="P5"><text:tab/>}</text:p>
      <text:p text:style-name="P5"><text:tab/></text:p>
      <text:p text:style-name="P14"><text:span text:style-name="T21"><text:tab/></text:span><text:span text:style-name="T45">void </text:span><text:span text:style-name="T51">Button1Click</text:span><text:span text:style-name="T21">(</text:span><text:span text:style-name="T45">object </text:span><text:span text:style-name="T13">sender</text:span><text:span text:style-name="T21">, </text:span><text:span text:style-name="T13">EventArgs e</text:span><text:span text:style-name="T21">) {</text:span></text:p>
      <text:p text:style-name="P14"><text:span text:style-name="T21"><text:tab/><text:tab/></text:span><text:span text:style-name="T13">richTextBoxLog</text:span><text:span text:style-name="T21">.</text:span><text:span text:style-name="T51">Clear</text:span><text:span text:style-name="T21">();</text:span></text:p>
      <text:p text:style-name="P14"><text:span text:style-name="T21"><text:tab/><text:tab/></text:span><text:span text:style-name="T65">try </text:span><text:span text:style-name="T21">{</text:span></text:p>
      <text:p text:style-name="P14"><text:span text:style-name="T21"><text:tab/><text:tab/><text:tab/></text:span><text:span text:style-name="T13">sim</text:span><text:span text:style-name="T21">.</text:span><text:span text:style-name="T51">BuildModel</text:span><text:span text:style-name="T21">();</text:span></text:p>
      <text:p text:style-name="P14"><text:span text:style-name="T21"><text:tab/><text:tab/><text:tab/></text:span><text:span text:style-name="T14">sim</text:span><text:span text:style-name="T22">.</text:span><text:span text:style-name="T52">Run</text:span><text:span text:style-name="T22">();</text:span></text:p>
      <text:p text:style-name="P14"><text:span text:style-name="T21"><text:tab/><text:tab/>} </text:span><text:span text:style-name="T65">catch</text:span><text:span text:style-name="T21">(</text:span><text:span text:style-name="T13">Exception ex</text:span><text:span text:style-name="T21">) {</text:span></text:p>
      <text:p text:style-name="P14"><text:span text:style-name="T21"><text:tab/><text:tab/><text:tab/></text:span><text:span text:style-name="T13">Console</text:span><text:span text:style-name="T21">.</text:span><text:span text:style-name="T51">WriteLine</text:span><text:span text:style-name="T21">(</text:span><text:span text:style-name="T13">ex</text:span><text:span text:style-name="T21">.</text:span><text:span text:style-name="T13">Message</text:span><text:span text:style-name="T21">);</text:span></text:p>
      <text:p text:style-name="P14"><text:span text:style-name="T21"><text:tab/><text:tab/><text:tab/></text:span><text:span text:style-name="T13">Console</text:span><text:span text:style-name="T21">.</text:span><text:span text:style-name="T51">WriteLine</text:span><text:span text:style-name="T21">(</text:span><text:span text:style-name="T13">ex</text:span><text:span text:style-name="T21">.</text:span><text:span text:style-name="T13">StackTrace</text:span><text:span text:style-name="T21">);</text:span></text:p>
      <text:p text:style-name="P5"><text:tab/><text:tab/>}</text:p>
      <text:p text:style-name="P5"><text:tab/>}</text:p>
      <text:p text:style-name="P5"><text:tab/></text:p>
      <text:p text:style-name="P14"><text:span text:style-name="T21"><text:tab/></text:span><text:span text:style-name="T45">void </text:span><text:span text:style-name="T51">Button2Click</text:span><text:span text:style-name="T21">(</text:span><text:span text:style-name="T45">object </text:span><text:span text:style-name="T13">sender</text:span><text:span text:style-name="T21">, </text:span><text:span text:style-name="T13">EventArgs e</text:span><text:span text:style-name="T21">) {</text:span></text:p>
      <text:p text:style-name="P14"><text:span text:style-name="T21"><text:tab/><text:tab/></text:span><text:span text:style-name="T13">sim</text:span><text:span text:style-name="T21">.</text:span><text:span text:style-name="T51">Stop</text:span><text:span text:style-name="T21">();</text:span></text:p>
      <text:p text:style-name="P5"><text:tab/>}</text:p>
      <text:p text:style-name="P5">}</text:p>
      <text:p text:style-name="P5"/>
      <text:p text:style-name="P14"><text:span text:style-name="T32">public </text:span><text:span text:style-name="T45">class </text:span><text:span text:style-name="T13">Simulation : DefaultSimulation</text:span></text:p>
      <text:p text:style-name="P5">{</text:p>
      <text:p text:style-name="P14"><text:span text:style-name="T21"><text:tab/></text:span><text:span text:style-name="T32">private </text:span><text:span text:style-name="T13">Server</text:span><text:span text:style-name="T21">&lt;</text:span><text:span text:style-name="T13">Product</text:span><text:span text:style-name="T21">&gt; </text:span><text:span text:style-name="T13">server</text:span><text:span text:style-name="T21">;</text:span></text:p>
      <text:p text:style-name="P5"><text:tab/></text:p>
      <text:p text:style-name="P14"><text:span text:style-name="T21"><text:tab/></text:span><text:span text:style-name="T32">public </text:span><text:span text:style-name="T51">Simulation</text:span><text:span text:style-name="T21">(</text:span><text:span text:style-name="T46">int </text:span><text:span text:style-name="T13">seed</text:span><text:span text:style-name="T21">) </text:span><text:span text:style-name="T13">: </text:span><text:span text:style-name="T12">base</text:span><text:span text:style-name="T21">(</text:span><text:span text:style-name="T13">seed</text:span><text:span text:style-name="T21">) {}</text:span></text:p>
      <text:p text:style-name="P5"/>
      <text:p text:style-name="P14"><text:span text:style-name="T21"><text:tab/></text:span><text:span text:style-name="T32">public </text:span><text:span text:style-name="T69">override </text:span><text:span text:style-name="T45">void </text:span><text:span text:style-name="T51">OnBuildModel</text:span><text:span text:style-name="T21">() {</text:span></text:p>
      <text:p text:style-name="P14"><text:span text:style-name="T21"><text:tab/><text:tab/></text:span><text:span text:style-name="T12">base</text:span><text:span text:style-name="T21">.</text:span><text:span text:style-name="T51">OnBuildModel</text:span><text:span text:style-name="T21">();</text:span></text:p>
      <text:p text:style-name="P14"><text:span text:style-name="T21"><text:tab/><text:tab/></text:span><text:span text:style-name="T13">Model</text:span><text:span text:style-name="T21">.</text:span><text:span text:style-name="T13">StartTime </text:span><text:span text:style-name="T21">= </text:span><text:span text:style-name="T56">new </text:span><text:span text:style-name="T51">DateTime</text:span><text:span text:style-name="T21">(</text:span><text:span text:style-name="T61">2009</text:span><text:span text:style-name="T21">, </text:span><text:span text:style-name="T61">6</text:span><text:span text:style-name="T21">, </text:span><text:span text:style-name="T61">3</text:span><text:span text:style-name="T21">, </text:span><text:span text:style-name="T61">12</text:span><text:span text:style-name="T21">, </text:span><text:span text:style-name="T61">15</text:span><text:span text:style-name="T21">, </text:span><text:span text:style-name="T61">18</text:span><text:span text:style-name="T21">);</text:span></text:p>
      <text:p text:style-name="P5"><text:tab/><text:tab/></text:p>
      <text:p text:style-name="P14"><text:span text:style-name="T21"><text:tab/><text:tab/></text:span><text:span text:style-name="T13">Source</text:span><text:span text:style-name="T21">&lt;</text:span><text:span text:style-name="T13">Product</text:span><text:span text:style-name="T21">&gt; </text:span><text:span text:style-name="T13">source </text:span><text:span text:style-name="T21">= </text:span><text:span text:style-name="T56">new </text:span><text:span text:style-name="T13">Source</text:span><text:span text:style-name="T21">&lt;</text:span><text:span text:style-name="T13">Product</text:span><text:span text:style-name="T21">&gt;(</text:span><text:span text:style-name="T34">"TheSource"</text:span><text:span text:style-name="T21">, </text:span><text:span text:style-name="T56">new </text:span><text:span text:style-name="T51">Gaussian</text:span><text:span text:style-name="T21">(</text:span><text:span text:style-name="T61">5d</text:span><text:span text:style-name="T21">, </text:span><text:span text:style-name="T61">1d</text:span><text:span text:style-name="T21">));</text:span></text:p>
      <text:p text:style-name="P14"><text:span text:style-name="T21"><text:tab/><text:tab/></text:span><text:span text:style-name="T13">Queue</text:span><text:span text:style-name="T21">&lt;</text:span><text:span text:style-name="T13">Product</text:span><text:span text:style-name="T21">&gt; </text:span><text:span text:style-name="T13">queue </text:span><text:span text:style-name="T21">= </text:span><text:span text:style-name="T56">new </text:span><text:span text:style-name="T13">Queue</text:span><text:span text:style-name="T21">&lt;</text:span><text:span text:style-name="T13">Product</text:span><text:span text:style-name="T21">&gt;(</text:span><text:span text:style-name="T34">"TheQueue"</text:span><text:span text:style-name="T21">, </text:span><text:span text:style-name="T61">10</text:span><text:span text:style-name="T21">, </text:span><text:span text:style-name="T13">source</text:span><text:span text:style-name="T21">);</text:span></text:p>
      <text:p text:style-name="P14"><text:span text:style-name="T21"><text:tab/><text:tab/></text:span><text:span text:style-name="T13">Sink</text:span><text:span text:style-name="T21">&lt;</text:span><text:span text:style-name="T13">Product</text:span><text:span text:style-name="T21">&gt; </text:span><text:span text:style-name="T13">sink </text:span><text:span text:style-name="T21">= </text:span><text:span text:style-name="T56">new </text:span><text:span text:style-name="T13">Sink</text:span><text:span text:style-name="T21">&lt;</text:span><text:span text:style-name="T13">Product</text:span><text:span text:style-name="T21">&gt;(</text:span><text:span text:style-name="T34">"TheSink"</text:span><text:span text:style-name="T21">);</text:span></text:p>
      <text:p text:style-name="P14"><text:span text:style-name="T21"><text:tab/><text:tab/></text:span><text:span text:style-name="T13">server </text:span><text:span text:style-name="T21">= </text:span><text:span text:style-name="T56">new </text:span><text:span text:style-name="T13">Server</text:span><text:span text:style-name="T21">&lt;</text:span><text:span text:style-name="T13">Product</text:span><text:span text:style-name="T21">&gt;(</text:span><text:span text:style-name="T34">"TheServer"</text:span><text:span text:style-name="T21">, </text:span><text:span text:style-name="T13">queue</text:span><text:span text:style-name="T21">, </text:span><text:span text:style-name="T13">sink</text:span><text:span text:style-name="T21">, </text:span><text:span text:style-name="T56">new </text:span><text:span text:style-name="T51">Gaussian</text:span><text:span text:style-name="T21">(</text:span><text:span text:style-name="T61">10d</text:span><text:span text:style-name="T21">, </text:span><text:span text:style-name="T61">3d</text:span><text:span text:style-name="T21">));</text:span></text:p>
      <text:p text:style-name="P5"><text:tab/><text:tab/></text:p>
      <text:p text:style-name="P14"><text:span text:style-name="T21"><text:tab/><text:tab/></text:span><text:span text:style-name="T13">Model</text:span><text:span text:style-name="T21">.</text:span><text:span text:style-name="T51">AddObject</text:span><text:span text:style-name="T21">(</text:span><text:span text:style-name="T13">sourc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queue</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server</text:span><text:span text:style-name="T21">);</text:span></text:p>
      <text:p text:style-name="P14"><text:span text:style-name="T21"><text:tab/><text:tab/></text:span><text:span text:style-name="T13">Model</text:span><text:span text:style-name="T21">.</text:span><text:span text:style-name="T51">AddObject</text:span><text:span text:style-name="T21">(</text:span><text:span text:style-name="T13">sink</text:span><text:span text:style-name="T21">);</text:span></text:p>
      <text:p text:style-name="P5"><text:tab/><text:tab/></text:p>
      <text:p text:style-name="P14"><text:span text:style-name="T21"><text:tab/><text:tab/></text:span><text:span text:style-name="T13">source</text:span><text:span text:style-name="T21">.</text:span><text:span text:style-name="T13">ProduceObjectEvent</text:span><text:span text:style-name="T21">.</text:span><text:span text:style-name="T51">AddHandler</text:span><text:span text:style-name="T21">(</text:span><text:span text:style-name="T13">OnSourceFired</text:span><text:span text:style-name="T21">);</text:span></text:p>
      <text:p text:style-name="P14"><text:span text:style-name="T21"><text:tab/><text:tab/></text:span><text:span text:style-name="T14">sink</text:span><text:span text:style-name="T22">.</text:span><text:span text:style-name="T14">ItemReceivedHandler </text:span><text:span text:style-name="T22">= </text:span><text:span text:style-name="T14">OnItemReceived</text:span><text:span text:style-name="T22">;</text:span></text:p>
      <text:p text:style-name="P5"><text:tab/>}</text:p>
      <text:p text:style-name="P5"><text:tab/></text:p>
      <text:p text:style-name="P14"><text:span text:style-name="T21"><text:tab/></text:span><text:span text:style-name="T32">private </text:span><text:span text:style-name="T45">void </text:span><text:span text:style-name="T51">OnSourceFired</text:span><text:span text:style-name="T21">(</text:span><text:span text:style-name="T13">IObject sender</text:span><text:span text:style-name="T21">, </text:span><text:span text:style-name="T13">Product item</text:span><text:span text:style-name="T21">) {</text:span></text:p>
      <text:p text:style-name="P14"><text:span text:style-name="T21"><text:tab/><text:tab/></text:span><text:span text:style-name="T32">if</text:span><text:span text:style-name="T21">(!</text:span><text:span text:style-name="T13">server</text:span><text:span text:style-name="T21">.</text:span><text:span text:style-name="T13">Busy</text:span><text:span text:style-name="T21">) </text:span><text:span text:style-name="T13">server</text:span><text:span text:style-name="T21">.</text:span><text:span text:style-name="T51">Start</text:span><text:span text:style-name="T21">();</text:span></text:p>
      <text:p text:style-name="P5"><text:tab/>}</text:p>
      <text:p text:style-name="P5"><text:tab/></text:p>
      <text:p text:style-name="P15"><text:span text:style-name="T21"><text:tab/></text:span><text:span text:style-name="T32">private </text:span><text:span text:style-name="T45">void </text:span><text:span text:style-name="T51">OnItemReceived</text:span><text:span text:style-name="T21">(</text:span><text:span text:style-name="T13">Sink</text:span><text:span text:style-name="T21">&lt;</text:span><text:span text:style-name="T13">Product</text:span><text:span text:style-name="T21">&gt; </text:span><text:span text:style-name="T13">sink</text:span><text:span text:style-name="T21">, </text:span><text:span text:style-name="T13">IObject sender</text:span><text:span text:style-name="T21">, </text:span><text:span text:style-name="T13">Product item</text:span><text:span text:style-name="T21">) {</text:span></text:p>
      <text:p text:style-name="P15"><text:span text:style-name="T21"><text:tab/><text:tab/></text:span><text:span text:style-name="T32">if</text:span><text:span text:style-name="T21">(</text:span><text:span text:style-name="T13">sink</text:span><text:span text:style-name="T21">.</text:span><text:span text:style-name="T13">FillState </text:span><text:span text:style-name="T21">== </text:span><text:span text:style-name="T61">50</text:span><text:span text:style-name="T21">) </text:span><text:span text:style-name="T13">Model</text:span><text:span text:style-name="T21">.</text:span><text:span text:style-name="T51">Stop</text:span><text:span text:style-name="T21">();</text:span></text:p>
      <text:p text:style-name="P6"><text:soft-page-break/><text:tab/>}</text:p>
      <text:p text:style-name="P5">}</text:p>
      <text:p text:style-name="P12"/>
      <text:p text:style-name="P17">That's it, congratulations. You have finished the first model using SiRO. The next tutorial will cover creating your own templates, implementing a variant of the Dining Philosophers scenario and showing two different approaches to resolve the deadlock problem. (One allowing you to react to the deadlock situation individually and one avoiding it a pri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egoe UI" svg:font-family="'Segoe UI'" style:font-family-generic="swiss"/>
    <style:font-face style:name="Tahoma" svg:font-family="Tahoma"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cm"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7-19T22:29:52</meta:creation-date>
    <dc:date>2009-07-22T11:18:06.14</dc:date>
    <dc:language>en-US</dc:language>
    <meta:editing-cycles>143</meta:editing-cycles>
    <meta:editing-duration>PT29H59M09S</meta:editing-duration>
    <meta:document-statistic meta:table-count="0" meta:image-count="13" meta:object-count="0" meta:page-count="20" meta:paragraph-count="532" meta:word-count="3709" meta:character-count="25256"/>
    <meta:user-defined meta:name="Info 1"/>
    <meta:user-defined meta:name="Info 2"/>
    <meta:user-defined meta:name="Info 3"/>
    <meta:user-defined meta:name="Info 4"/>
  </office:meta>
</office:document-meta>
</file>